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272in"/>
    </style:style>
    <style:style style:name="co2" style:family="table-column">
      <style:table-column-properties fo:break-before="auto" style:column-width="1.222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492in"/>
    </style:style>
    <style:style style:name="co5" style:family="table-column">
      <style:table-column-properties fo:break-before="auto" style:column-width="0.998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1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Size = 10Mb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iodic length = 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R</text:p>
          </table:table-cell>
          <table:table-cell table:number-columns-repeated="2"/>
          <table:table-cell office:value-type="string" calcext:value-type="string">
            <text:p>2min</text:p>
          </table:table-cell>
          <table:table-cell table:number-columns-repeated="2"/>
          <table:table-cell office:value-type="string" calcext:value-type="string">
            <text:p>Winnowing</text:p>
          </table:table-cell>
          <table:table-cell table:number-columns-repeated="2"/>
          <table:table-cell office:value-type="string" calcext:value-type="string">
            <text:p>Tdd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visor</text:p>
          </table:table-cell>
          <table:table-cell office:value-type="string" calcext:value-type="string">
            <text:p>Local Boundary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LocalBoundary</text:p>
          </table:table-cell>
          <table:table-cell office:value-type="string" calcext:value-type="string">
            <text:p>Avg BlockSize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LocalBoundary</text:p>
          </table:table-cell>
          <table:table-cell office:value-type="string" calcext:value-type="string">
            <text:p>Avg BlockSize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Divisor</text:p>
          </table:table-cell>
          <table:table-cell office:value-type="string" calcext:value-type="string">
            <text:p>Divisor2</text:p>
          </table:table-cell>
          <table:table-cell office:value-type="string" calcext:value-type="string">
            <text:p>Divisor3</text:p>
          </table:table-cell>
          <table:table-cell office:value-type="string" calcext:value-type="string">
            <text:p>Avg BlockSize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2.334500991445" calcext:value-type="float">
            <text:p>212.3345009914</text:p>
          </table:table-cell>
          <table:table-cell office:value-type="float" office:value="0.490360128" calcext:value-type="float">
            <text:p>0.490360128</text:p>
          </table:table-cell>
          <table:table-cell office:value-type="float" office:value="10" calcext:value-type="float">
            <text:p>10</text:p>
          </table:table-cell>
          <table:table-cell office:value-type="float" office:value="20.0709179395321" calcext:value-type="float">
            <text:p>20.0709179395</text:p>
          </table:table-cell>
          <table:table-cell office:value-type="float" office:value="0.937178783" calcext:value-type="float">
            <text:p>0.937178783</text:p>
          </table:table-cell>
          <table:table-cell office:value-type="float" office:value="10" calcext:value-type="float">
            <text:p>10</text:p>
          </table:table-cell>
          <table:table-cell office:value-type="float" office:value="9.65899836723445" calcext:value-type="float">
            <text:p>9.6589983672</text:p>
          </table:table-cell>
          <table:table-cell office:value-type="float" office:value="0.960264396" calcext:value-type="float">
            <text:p>0.960264396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90.403962048505" calcext:value-type="float">
            <text:p>590.4039620485</text:p>
          </table:table-cell>
          <table:table-cell office:value-type="float" office:value="0.297539516" calcext:value-type="float">
            <text:p>0.297539516</text:p>
          </table:table-cell>
          <table:table-cell office:value-type="float" office:value="20" calcext:value-type="float">
            <text:p>20</text:p>
          </table:table-cell>
          <table:table-cell office:value-type="float" office:value="30.2681577363474" calcext:value-type="float">
            <text:p>30.2681577363</text:p>
          </table:table-cell>
          <table:table-cell office:value-type="float" office:value="0.905869131" calcext:value-type="float">
            <text:p>0.905869131</text:p>
          </table:table-cell>
          <table:table-cell office:value-type="float" office:value="20" calcext:value-type="float">
            <text:p>20</text:p>
          </table:table-cell>
          <table:table-cell office:value-type="float" office:value="10.0734741859618" calcext:value-type="float">
            <text:p>10.073474186</text:p>
          </table:table-cell>
          <table:table-cell office:value-type="float" office:value="0.952653949" calcext:value-type="float">
            <text:p>0.952653949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55.528287155572" calcext:value-type="float">
            <text:p>955.5282871556</text:p>
          </table:table-cell>
          <table:table-cell office:value-type="float" office:value="0.239812907" calcext:value-type="float">
            <text:p>0.239812907</text:p>
          </table:table-cell>
          <table:table-cell office:value-type="float" office:value="30" calcext:value-type="float">
            <text:p>30</text:p>
          </table:table-cell>
          <table:table-cell office:value-type="float" office:value="40.5439954412032" calcext:value-type="float">
            <text:p>40.5439954412</text:p>
          </table:table-cell>
          <table:table-cell office:value-type="float" office:value="0.874166504" calcext:value-type="float">
            <text:p>0.874166504</text:p>
          </table:table-cell>
          <table:table-cell office:value-type="float" office:value="30" calcext:value-type="float">
            <text:p>30</text:p>
          </table:table-cell>
          <table:table-cell office:value-type="float" office:value="10.2124825842065" calcext:value-type="float">
            <text:p>10.2124825842</text:p>
          </table:table-cell>
          <table:table-cell office:value-type="float" office:value="0.942107263" calcext:value-type="float">
            <text:p>0.942107263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2.6524096145" calcext:value-type="float">
            <text:p>1442.6524096145</text:p>
          </table:table-cell>
          <table:table-cell office:value-type="float" office:value="0.153426948" calcext:value-type="float">
            <text:p>0.153426948</text:p>
          </table:table-cell>
          <table:table-cell office:value-type="float" office:value="40" calcext:value-type="float">
            <text:p>40</text:p>
          </table:table-cell>
          <table:table-cell office:value-type="float" office:value="50.9345441532287" calcext:value-type="float">
            <text:p>50.9345441532</text:p>
          </table:table-cell>
          <table:table-cell office:value-type="float" office:value="0.843626867" calcext:value-type="float">
            <text:p>0.843626867</text:p>
          </table:table-cell>
          <table:table-cell office:value-type="float" office:value="40" calcext:value-type="float">
            <text:p>40</text:p>
          </table:table-cell>
          <table:table-cell office:value-type="float" office:value="10.325190461964" calcext:value-type="float">
            <text:p>10.325190462</text:p>
          </table:table-cell>
          <table:table-cell office:value-type="float" office:value="0.931935028" calcext:value-type="float">
            <text:p>0.931935028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841.6528463733" calcext:value-type="float">
            <text:p>1841.6528463733</text:p>
          </table:table-cell>
          <table:table-cell office:value-type="float" office:value="0.124496877" calcext:value-type="float">
            <text:p>0.124496877</text:p>
          </table:table-cell>
          <table:table-cell office:value-type="float" office:value="50" calcext:value-type="float">
            <text:p>50</text:p>
          </table:table-cell>
          <table:table-cell office:value-type="float" office:value="61.4439289966514" calcext:value-type="float">
            <text:p>61.4439289967</text:p>
          </table:table-cell>
          <table:table-cell office:value-type="float" office:value="0.814556187" calcext:value-type="float">
            <text:p>0.814556187</text:p>
          </table:table-cell>
          <table:table-cell office:value-type="float" office:value="50" calcext:value-type="float">
            <text:p>50</text:p>
          </table:table-cell>
          <table:table-cell office:value-type="float" office:value="10.4388143073881" calcext:value-type="float">
            <text:p>10.4388143074</text:p>
          </table:table-cell>
          <table:table-cell office:value-type="float" office:value="0.921907466" calcext:value-type="float">
            <text:p>0.921907466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54.59048548685" calcext:value-type="float">
            <text:p>2254.5904854869</text:p>
          </table:table-cell>
          <table:table-cell office:value-type="float" office:value="0.115087414" calcext:value-type="float">
            <text:p>0.115087414</text:p>
          </table:table-cell>
          <table:table-cell office:value-type="float" office:value="60" calcext:value-type="float">
            <text:p>60</text:p>
          </table:table-cell>
          <table:table-cell office:value-type="float" office:value="72.0727180121506" calcext:value-type="float">
            <text:p>72.0727180122</text:p>
          </table:table-cell>
          <table:table-cell office:value-type="float" office:value="0.785590628" calcext:value-type="float">
            <text:p>0.785590628</text:p>
          </table:table-cell>
          <table:table-cell office:value-type="float" office:value="60" calcext:value-type="float">
            <text:p>60</text:p>
          </table:table-cell>
          <table:table-cell office:value-type="float" office:value="10.5539667468053" calcext:value-type="float">
            <text:p>10.5539667468</text:p>
          </table:table-cell>
          <table:table-cell office:value-type="float" office:value="0.912019784" calcext:value-type="float">
            <text:p>0.912019784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732.11122469854" calcext:value-type="float">
            <text:p>2732.1112246985</text:p>
          </table:table-cell>
          <table:table-cell office:value-type="float" office:value="0.086173229" calcext:value-type="float">
            <text:p>0.086173229</text:p>
          </table:table-cell>
          <table:table-cell office:value-type="float" office:value="70" calcext:value-type="float">
            <text:p>70</text:p>
          </table:table-cell>
          <table:table-cell office:value-type="float" office:value="82.8175284332723" calcext:value-type="float">
            <text:p>82.8175284333</text:p>
          </table:table-cell>
          <table:table-cell office:value-type="float" office:value="0.757853222000001" calcext:value-type="float">
            <text:p>0.757853222</text:p>
          </table:table-cell>
          <table:table-cell office:value-type="float" office:value="70" calcext:value-type="float">
            <text:p>70</text:p>
          </table:table-cell>
          <table:table-cell office:value-type="float" office:value="10.6707371586795" calcext:value-type="float">
            <text:p>10.6707371587</text:p>
          </table:table-cell>
          <table:table-cell office:value-type="float" office:value="0.9022684" calcext:value-type="float">
            <text:p>0.9022684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188.94057980715" calcext:value-type="float">
            <text:p>3188.9405798072</text:p>
          </table:table-cell>
          <table:table-cell office:value-type="float" office:value="0.067115406" calcext:value-type="float">
            <text:p>0.067115406</text:p>
          </table:table-cell>
          <table:table-cell office:value-type="float" office:value="80" calcext:value-type="float">
            <text:p>80</text:p>
          </table:table-cell>
          <table:table-cell office:value-type="float" office:value="93.6895665763169" calcext:value-type="float">
            <text:p>93.6895665763</text:p>
          </table:table-cell>
          <table:table-cell office:value-type="float" office:value="0.731379948" calcext:value-type="float">
            <text:p>0.731379948</text:p>
          </table:table-cell>
          <table:table-cell office:value-type="float" office:value="80" calcext:value-type="float">
            <text:p>80</text:p>
          </table:table-cell>
          <table:table-cell office:value-type="float" office:value="10.7891866347872" calcext:value-type="float">
            <text:p>10.7891866348</text:p>
          </table:table-cell>
          <table:table-cell office:value-type="float" office:value="0.89265046" calcext:value-type="float">
            <text:p>0.89265046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392.19147026513" calcext:value-type="float">
            <text:p>3392.1914702651</text:p>
          </table:table-cell>
          <table:table-cell office:value-type="float" office:value="0.114887012" calcext:value-type="float">
            <text:p>0.114887012</text:p>
          </table:table-cell>
          <table:table-cell office:value-type="float" office:value="90" calcext:value-type="float">
            <text:p>90</text:p>
          </table:table-cell>
          <table:table-cell office:value-type="float" office:value="104.669162356069" calcext:value-type="float">
            <text:p>104.6691623561</text:p>
          </table:table-cell>
          <table:table-cell office:value-type="float" office:value="0.705685839" calcext:value-type="float">
            <text:p>0.705685839</text:p>
          </table:table-cell>
          <table:table-cell office:value-type="float" office:value="90" calcext:value-type="float">
            <text:p>90</text:p>
          </table:table-cell>
          <table:table-cell office:value-type="float" office:value="10.9092950286779" calcext:value-type="float">
            <text:p>10.9092950287</text:p>
          </table:table-cell>
          <table:table-cell office:value-type="float" office:value="0.883163954" calcext:value-type="float">
            <text:p>0.883163954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932.7365778107" calcext:value-type="float">
            <text:p>3932.7365778107</text:p>
          </table:table-cell>
          <table:table-cell office:value-type="float" office:value="0.076591551" calcext:value-type="float">
            <text:p>0.076591551</text:p>
          </table:table-cell>
          <table:table-cell office:value-type="float" office:value="100" calcext:value-type="float">
            <text:p>100</text:p>
          </table:table-cell>
          <table:table-cell office:value-type="float" office:value="115.785068052464" calcext:value-type="float">
            <text:p>115.7850680525</text:p>
          </table:table-cell>
          <table:table-cell office:value-type="float" office:value="0.681034359" calcext:value-type="float">
            <text:p>0.681034359</text:p>
          </table:table-cell>
          <table:table-cell office:value-type="float" office:value="100" calcext:value-type="float">
            <text:p>100</text:p>
          </table:table-cell>
          <table:table-cell office:value-type="float" office:value="11.0310566319725" calcext:value-type="float">
            <text:p>11.031056632</text:p>
          </table:table-cell>
          <table:table-cell office:value-type="float" office:value="0.873808017" calcext:value-type="float">
            <text:p>0.873808017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328.79156889514" calcext:value-type="float">
            <text:p>4328.7915688952</text:p>
          </table:table-cell>
          <table:table-cell office:value-type="float" office:value="0.076603389" calcext:value-type="float">
            <text:p>0.076603389</text:p>
          </table:table-cell>
          <table:table-cell office:value-type="float" office:value="110" calcext:value-type="float">
            <text:p>110</text:p>
          </table:table-cell>
          <table:table-cell office:value-type="float" office:value="127.011656659701" calcext:value-type="float">
            <text:p>127.0116566597</text:p>
          </table:table-cell>
          <table:table-cell office:value-type="float" office:value="0.657387659" calcext:value-type="float">
            <text:p>0.657387659</text:p>
          </table:table-cell>
          <table:table-cell office:value-type="float" office:value="110" calcext:value-type="float">
            <text:p>110</text:p>
          </table:table-cell>
          <table:table-cell office:value-type="float" office:value="11.1546020659229" calcext:value-type="float">
            <text:p>11.1546020659</text:p>
          </table:table-cell>
          <table:table-cell office:value-type="float" office:value="0.864574434000001" calcext:value-type="float">
            <text:p>0.864574434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832.99570462961" calcext:value-type="float">
            <text:p>4832.9957046296</text:p>
          </table:table-cell>
          <table:table-cell office:value-type="float" office:value="0.057530277" calcext:value-type="float">
            <text:p>0.057530277</text:p>
          </table:table-cell>
          <table:table-cell office:value-type="float" office:value="120" calcext:value-type="float">
            <text:p>120</text:p>
          </table:table-cell>
          <table:table-cell office:value-type="float" office:value="138.373458475405" calcext:value-type="float">
            <text:p>138.3734584754</text:p>
          </table:table-cell>
          <table:table-cell office:value-type="float" office:value="0.63433633" calcext:value-type="float">
            <text:p>0.63433633</text:p>
          </table:table-cell>
          <table:table-cell office:value-type="float" office:value="120" calcext:value-type="float">
            <text:p>120</text:p>
          </table:table-cell>
          <table:table-cell office:value-type="float" office:value="11.2798844493408" calcext:value-type="float">
            <text:p>11.2798844493</text:p>
          </table:table-cell>
          <table:table-cell office:value-type="float" office:value="0.855468706" calcext:value-type="float">
            <text:p>0.855468706</text:p>
          </table:table-cell>
          <table:table-cell table:number-columns-repeated="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360.67798373729" calcext:value-type="float">
            <text:p>5360.6779837373</text:p>
          </table:table-cell>
          <table:table-cell office:value-type="float" office:value="0.028724402" calcext:value-type="float">
            <text:p>0.028724402</text:p>
          </table:table-cell>
          <table:table-cell office:value-type="float" office:value="130" calcext:value-type="float">
            <text:p>130</text:p>
          </table:table-cell>
          <table:table-cell office:value-type="float" office:value="149.87492222693" calcext:value-type="float">
            <text:p>149.8749222269</text:p>
          </table:table-cell>
          <table:table-cell office:value-type="float" office:value="0.612293554" calcext:value-type="float">
            <text:p>0.612293554</text:p>
          </table:table-cell>
          <table:table-cell office:value-type="float" office:value="130" calcext:value-type="float">
            <text:p>130</text:p>
          </table:table-cell>
          <table:table-cell office:value-type="float" office:value="11.4069702432852" calcext:value-type="float">
            <text:p>11.4069702433</text:p>
          </table:table-cell>
          <table:table-cell office:value-type="float" office:value="0.846487837" calcext:value-type="float">
            <text:p>0.846487837</text:p>
          </table:table-cell>
          <table:table-cell table:number-columns-repeated="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850.23892534687" calcext:value-type="float">
            <text:p>5850.2389253469</text:p>
          </table:table-cell>
          <table:table-cell office:value-type="float" office:value="0.028713171" calcext:value-type="float">
            <text:p>0.028713171</text:p>
          </table:table-cell>
          <table:table-cell office:value-type="float" office:value="140" calcext:value-type="float">
            <text:p>140</text:p>
          </table:table-cell>
          <table:table-cell office:value-type="float" office:value="161.459503749585" calcext:value-type="float">
            <text:p>161.4595037496</text:p>
          </table:table-cell>
          <table:table-cell office:value-type="float" office:value="0.591177148" calcext:value-type="float">
            <text:p>0.591177148</text:p>
          </table:table-cell>
          <table:table-cell office:value-type="float" office:value="140" calcext:value-type="float">
            <text:p>140</text:p>
          </table:table-cell>
          <table:table-cell office:value-type="float" office:value="11.5358214912431" calcext:value-type="float">
            <text:p>11.5358214912</text:p>
          </table:table-cell>
          <table:table-cell office:value-type="float" office:value="0.837631344" calcext:value-type="float">
            <text:p>0.837631344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956.79243565979" calcext:value-type="float">
            <text:p>5956.7924356598</text:p>
          </table:table-cell>
          <table:table-cell office:value-type="float" office:value="0.047861309" calcext:value-type="float">
            <text:p>0.047861309</text:p>
          </table:table-cell>
          <table:table-cell office:value-type="float" office:value="150" calcext:value-type="float">
            <text:p>150</text:p>
          </table:table-cell>
          <table:table-cell office:value-type="float" office:value="173.202496220065" calcext:value-type="float">
            <text:p>173.2024962201</text:p>
          </table:table-cell>
          <table:table-cell office:value-type="float" office:value="0.570322348" calcext:value-type="float">
            <text:p>0.570322348</text:p>
          </table:table-cell>
          <table:table-cell office:value-type="float" office:value="150" calcext:value-type="float">
            <text:p>150</text:p>
          </table:table-cell>
          <table:table-cell office:value-type="float" office:value="11.6664866301994" calcext:value-type="float">
            <text:p>11.6664866302</text:p>
          </table:table-cell>
          <table:table-cell office:value-type="float" office:value="0.828896592" calcext:value-type="float">
            <text:p>0.828896592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620.66834025178" calcext:value-type="float">
            <text:p>6620.6683402518</text:p>
          </table:table-cell>
          <table:table-cell office:value-type="float" office:value="0.03829271" calcext:value-type="float">
            <text:p>0.03829271</text:p>
          </table:table-cell>
          <table:table-cell office:value-type="float" office:value="160" calcext:value-type="float">
            <text:p>160</text:p>
          </table:table-cell>
          <table:table-cell office:value-type="float" office:value="185.084769346018" calcext:value-type="float">
            <text:p>185.084769346</text:p>
          </table:table-cell>
          <table:table-cell office:value-type="float" office:value="0.550743649" calcext:value-type="float">
            <text:p>0.550743649</text:p>
          </table:table-cell>
          <table:table-cell office:value-type="float" office:value="160" calcext:value-type="float">
            <text:p>160</text:p>
          </table:table-cell>
          <table:table-cell office:value-type="float" office:value="11.7989993955388" calcext:value-type="float">
            <text:p>11.7989993955</text:p>
          </table:table-cell>
          <table:table-cell office:value-type="float" office:value="0.820286292" calcext:value-type="float">
            <text:p>0.820286292</text:p>
          </table:table-cell>
          <table:table-cell table:number-columns-repeated="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796.47555775401" calcext:value-type="float">
            <text:p>6796.475557754</text:p>
          </table:table-cell>
          <table:table-cell office:value-type="float" office:value="0.066996488" calcext:value-type="float">
            <text:p>0.066996488</text:p>
          </table:table-cell>
          <table:table-cell office:value-type="float" office:value="170" calcext:value-type="float">
            <text:p>170</text:p>
          </table:table-cell>
          <table:table-cell office:value-type="float" office:value="197.070653208876" calcext:value-type="float">
            <text:p>197.0706532089</text:p>
          </table:table-cell>
          <table:table-cell office:value-type="float" office:value="0.531665495" calcext:value-type="float">
            <text:p>0.531665495</text:p>
          </table:table-cell>
          <table:table-cell office:value-type="float" office:value="170" calcext:value-type="float">
            <text:p>170</text:p>
          </table:table-cell>
          <table:table-cell office:value-type="float" office:value="11.9333458228014" calcext:value-type="float">
            <text:p>11.9333458228</text:p>
          </table:table-cell>
          <table:table-cell office:value-type="float" office:value="0.811788237" calcext:value-type="float">
            <text:p>0.811788237</text:p>
          </table:table-cell>
          <table:table-cell table:number-columns-repeated="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405.38601968576" calcext:value-type="float">
            <text:p>7405.3860196858</text:p>
          </table:table-cell>
          <table:table-cell office:value-type="float" office:value="0.047858582" calcext:value-type="float">
            <text:p>0.047858582</text:p>
          </table:table-cell>
          <table:table-cell office:value-type="float" office:value="180" calcext:value-type="float">
            <text:p>180</text:p>
          </table:table-cell>
          <table:table-cell office:value-type="float" office:value="209.156218124741" calcext:value-type="float">
            <text:p>209.1562181247</text:p>
          </table:table-cell>
          <table:table-cell office:value-type="float" office:value="0.513440287" calcext:value-type="float">
            <text:p>0.513440287</text:p>
          </table:table-cell>
          <table:table-cell office:value-type="float" office:value="180" calcext:value-type="float">
            <text:p>180</text:p>
          </table:table-cell>
          <table:table-cell office:value-type="float" office:value="12.069609094234" calcext:value-type="float">
            <text:p>12.0696090942</text:p>
          </table:table-cell>
          <table:table-cell office:value-type="float" office:value="0.80340858" calcext:value-type="float">
            <text:p>0.80340858</text:p>
          </table:table-cell>
          <table:table-cell table:number-columns-repeated="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7634.67176364619" calcext:value-type="float">
            <text:p>7634.6717636462</text:p>
          </table:table-cell>
          <table:table-cell office:value-type="float" office:value="0.047880154" calcext:value-type="float">
            <text:p>0.047880154</text:p>
          </table:table-cell>
          <table:table-cell office:value-type="float" office:value="190" calcext:value-type="float">
            <text:p>190</text:p>
          </table:table-cell>
          <table:table-cell office:value-type="float" office:value="221.406529748192" calcext:value-type="float">
            <text:p>221.4065297482</text:p>
          </table:table-cell>
          <table:table-cell office:value-type="float" office:value="0.495514784" calcext:value-type="float">
            <text:p>0.495514784</text:p>
          </table:table-cell>
          <table:table-cell office:value-type="float" office:value="190" calcext:value-type="float">
            <text:p>190</text:p>
          </table:table-cell>
          <table:table-cell office:value-type="float" office:value="12.207905823189" calcext:value-type="float">
            <text:p>12.2079058232</text:p>
          </table:table-cell>
          <table:table-cell office:value-type="float" office:value="0.795140384" calcext:value-type="float">
            <text:p>0.795140384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223.0992694128" calcext:value-type="float">
            <text:p>8223.0992694128</text:p>
          </table:table-cell>
          <table:table-cell office:value-type="float" office:value="0.047860497" calcext:value-type="float">
            <text:p>0.047860497</text:p>
          </table:table-cell>
          <table:table-cell office:value-type="float" office:value="200" calcext:value-type="float">
            <text:p>200</text:p>
          </table:table-cell>
          <table:table-cell office:value-type="float" office:value="233.781465937095" calcext:value-type="float">
            <text:p>233.7814659371</text:p>
          </table:table-cell>
          <table:table-cell office:value-type="float" office:value="0.478562235" calcext:value-type="float">
            <text:p>0.478562235</text:p>
          </table:table-cell>
          <table:table-cell office:value-type="float" office:value="200" calcext:value-type="float">
            <text:p>200</text:p>
          </table:table-cell>
          <table:table-cell office:value-type="float" office:value="12.3481306423408" calcext:value-type="float">
            <text:p>12.3481306423</text:p>
          </table:table-cell>
          <table:table-cell office:value-type="float" office:value="0.786980169" calcext:value-type="float">
            <text:p>0.786980169</text:p>
          </table:table-cell>
          <table:table-cell table:number-columns-repeated="5"/>
        </table:table-row>
      </table:table>
      <table:table table:name="1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Size = 10Mb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iodic length = 1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R</text:p>
          </table:table-cell>
          <table:table-cell table:number-columns-repeated="2"/>
          <table:table-cell office:value-type="string" calcext:value-type="string">
            <text:p>2min</text:p>
          </table:table-cell>
          <table:table-cell table:number-columns-repeated="2"/>
          <table:table-cell office:value-type="string" calcext:value-type="string">
            <text:p>Winnowing</text:p>
          </table:table-cell>
          <table:table-cell table:number-columns-repeated="2"/>
          <table:table-cell office:value-type="string" calcext:value-type="string">
            <text:p>Tdd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visor</text:p>
          </table:table-cell>
          <table:table-cell office:value-type="string" calcext:value-type="string">
            <text:p>Local Boundary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LocalBoundary</text:p>
          </table:table-cell>
          <table:table-cell office:value-type="string" calcext:value-type="string">
            <text:p>Avg BlockSize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LocalBoundary</text:p>
          </table:table-cell>
          <table:table-cell office:value-type="string" calcext:value-type="string">
            <text:p>Avg BlockSize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Divisor</text:p>
          </table:table-cell>
          <table:table-cell office:value-type="string" calcext:value-type="string">
            <text:p>Divisor2</text:p>
          </table:table-cell>
          <table:table-cell office:value-type="string" calcext:value-type="string">
            <text:p>Divisor3</text:p>
          </table:table-cell>
          <table:table-cell office:value-type="string" calcext:value-type="string">
            <text:p>Avg BlockSize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8.3006751389575" calcext:value-type="float">
            <text:p>88.300675139</text:p>
          </table:table-cell>
          <table:table-cell office:value-type="float" office:value="0.774520825739587" calcext:value-type="float">
            <text:p>0.7745208257</text:p>
          </table:table-cell>
          <table:table-cell office:value-type="float" office:value="10" calcext:value-type="float">
            <text:p>10</text:p>
          </table:table-cell>
          <table:table-cell office:value-type="float" office:value="15.2090892405948" calcext:value-type="float">
            <text:p>15.2090892406</text:p>
          </table:table-cell>
          <table:table-cell office:value-type="float" office:value="0.940569642715179" calcext:value-type="float">
            <text:p>0.9405696427</text:p>
          </table:table-cell>
          <table:table-cell office:value-type="float" office:value="10" calcext:value-type="float">
            <text:p>10</text:p>
          </table:table-cell>
          <table:table-cell office:value-type="float" office:value="5.75333428865937" calcext:value-type="float">
            <text:p>5.7533342887</text:p>
          </table:table-cell>
          <table:table-cell office:value-type="float" office:value="0.963108728445635" calcext:value-type="float">
            <text:p>0.9631087284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3.260901349891" calcext:value-type="float">
            <text:p>353.2609013499</text:p>
          </table:table-cell>
          <table:table-cell office:value-type="float" office:value="0.561573323213338" calcext:value-type="float">
            <text:p>0.5615733232</text:p>
          </table:table-cell>
          <table:table-cell office:value-type="float" office:value="20" calcext:value-type="float">
            <text:p>20</text:p>
          </table:table-cell>
          <table:table-cell office:value-type="float" office:value="30.3506408507724" calcext:value-type="float">
            <text:p>30.3506408508</text:p>
          </table:table-cell>
          <table:table-cell office:value-type="float" office:value="0.909182741408629" calcext:value-type="float">
            <text:p>0.9091827414</text:p>
          </table:table-cell>
          <table:table-cell office:value-type="float" office:value="20" calcext:value-type="float">
            <text:p>20</text:p>
          </table:table-cell>
          <table:table-cell office:value-type="float" office:value="14.6981783103923" calcext:value-type="float">
            <text:p>14.6981783104</text:p>
          </table:table-cell>
          <table:table-cell office:value-type="float" office:value="0.948698394650803" calcext:value-type="float">
            <text:p>0.9486983947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63.812480658582" calcext:value-type="float">
            <text:p>763.8124806586</text:p>
          </table:table-cell>
          <table:table-cell office:value-type="float" office:value="0.380423123788438" calcext:value-type="float">
            <text:p>0.3804231238</text:p>
          </table:table-cell>
          <table:table-cell office:value-type="float" office:value="30" calcext:value-type="float">
            <text:p>30</text:p>
          </table:table-cell>
          <table:table-cell office:value-type="float" office:value="45.33867199075" calcext:value-type="float">
            <text:p>45.3386719908</text:p>
          </table:table-cell>
          <table:table-cell office:value-type="float" office:value="0.87552466023767" calcext:value-type="float">
            <text:p>0.8755246602</text:p>
          </table:table-cell>
          <table:table-cell office:value-type="float" office:value="30" calcext:value-type="float">
            <text:p>30</text:p>
          </table:table-cell>
          <table:table-cell office:value-type="float" office:value="15.190991691725" calcext:value-type="float">
            <text:p>15.1909916917</text:p>
          </table:table-cell>
          <table:table-cell office:value-type="float" office:value="0.940446788776606" calcext:value-type="float">
            <text:p>0.9404467888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06.41335575457" calcext:value-type="float">
            <text:p>1106.4133557546</text:p>
          </table:table-cell>
          <table:table-cell office:value-type="float" office:value="0.332334890832555" calcext:value-type="float">
            <text:p>0.3323348908</text:p>
          </table:table-cell>
          <table:table-cell office:value-type="float" office:value="40" calcext:value-type="float">
            <text:p>40</text:p>
          </table:table-cell>
          <table:table-cell office:value-type="float" office:value="46.1008066488208" calcext:value-type="float">
            <text:p>46.1008066488</text:p>
          </table:table-cell>
          <table:table-cell office:value-type="float" office:value="0.860830771584614" calcext:value-type="float">
            <text:p>0.8608307716</text:p>
          </table:table-cell>
          <table:table-cell office:value-type="float" office:value="40" calcext:value-type="float">
            <text:p>40</text:p>
          </table:table-cell>
          <table:table-cell office:value-type="float" office:value="15.3207891348028" calcext:value-type="float">
            <text:p>15.3207891348</text:p>
          </table:table-cell>
          <table:table-cell office:value-type="float" office:value="0.932563147718426" calcext:value-type="float">
            <text:p>0.9325631477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47.22200871885" calcext:value-type="float">
            <text:p>1647.2220087189</text:p>
          </table:table-cell>
          <table:table-cell office:value-type="float" office:value="0.208918867540566" calcext:value-type="float">
            <text:p>0.2089188675</text:p>
          </table:table-cell>
          <table:table-cell office:value-type="float" office:value="50" calcext:value-type="float">
            <text:p>50</text:p>
          </table:table-cell>
          <table:table-cell office:value-type="float" office:value="61.2817990065215" calcext:value-type="float">
            <text:p>61.2817990065</text:p>
          </table:table-cell>
          <table:table-cell office:value-type="float" office:value="0.827838935080533" calcext:value-type="float">
            <text:p>0.8278389351</text:p>
          </table:table-cell>
          <table:table-cell office:value-type="float" office:value="50" calcext:value-type="float">
            <text:p>50</text:p>
          </table:table-cell>
          <table:table-cell office:value-type="float" office:value="15.4534009086697" calcext:value-type="float">
            <text:p>15.4534009087</text:p>
          </table:table-cell>
          <table:table-cell office:value-type="float" office:value="0.924762407618796" calcext:value-type="float">
            <text:p>0.9247624076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953.32338516652" calcext:value-type="float">
            <text:p>1953.3233851665</text:p>
          </table:table-cell>
          <table:table-cell office:value-type="float" office:value="0.218593443703278" calcext:value-type="float">
            <text:p>0.2185934437</text:p>
          </table:table-cell>
          <table:table-cell office:value-type="float" office:value="60" calcext:value-type="float">
            <text:p>60</text:p>
          </table:table-cell>
          <table:table-cell office:value-type="float" office:value="76.4174902025727" calcext:value-type="float">
            <text:p>76.4174902026</text:p>
          </table:table-cell>
          <table:table-cell office:value-type="float" office:value="0.795913471043265" calcext:value-type="float">
            <text:p>0.795913471</text:p>
          </table:table-cell>
          <table:table-cell office:value-type="float" office:value="60" calcext:value-type="float">
            <text:p>60</text:p>
          </table:table-cell>
          <table:table-cell office:value-type="float" office:value="15.5827536977934" calcext:value-type="float">
            <text:p>15.5827536978</text:p>
          </table:table-cell>
          <table:table-cell office:value-type="float" office:value="0.917109506445247" calcext:value-type="float">
            <text:p>0.9171095064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559.18129409028" calcext:value-type="float">
            <text:p>2559.1812940903</text:p>
          </table:table-cell>
          <table:table-cell office:value-type="float" office:value="0.132766977616511" calcext:value-type="float">
            <text:p>0.1327669776</text:p>
          </table:table-cell>
          <table:table-cell office:value-type="float" office:value="70" calcext:value-type="float">
            <text:p>70</text:p>
          </table:table-cell>
          <table:table-cell office:value-type="float" office:value="77.6863008569799" calcext:value-type="float">
            <text:p>77.686300857</text:p>
          </table:table-cell>
          <table:table-cell office:value-type="float" office:value="0.782852004573998" calcext:value-type="float">
            <text:p>0.7828520046</text:p>
          </table:table-cell>
          <table:table-cell office:value-type="float" office:value="70" calcext:value-type="float">
            <text:p>70</text:p>
          </table:table-cell>
          <table:table-cell office:value-type="float" office:value="15.7141294668444" calcext:value-type="float">
            <text:p>15.7141294668</text:p>
          </table:table-cell>
          <table:table-cell office:value-type="float" office:value="0.909503517248241" calcext:value-type="float">
            <text:p>0.9095035172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877.29841240104" calcext:value-type="float">
            <text:p>2877.298412401</text:p>
          </table:table-cell>
          <table:table-cell office:value-type="float" office:value="0.14220994089503" calcext:value-type="float">
            <text:p>0.1422099409</text:p>
          </table:table-cell>
          <table:table-cell office:value-type="float" office:value="80" calcext:value-type="float">
            <text:p>80</text:p>
          </table:table-cell>
          <table:table-cell office:value-type="float" office:value="93.0183939550346" calcext:value-type="float">
            <text:p>93.018393955</text:p>
          </table:table-cell>
          <table:table-cell office:value-type="float" office:value="0.752403058798471" calcext:value-type="float">
            <text:p>0.7524030588</text:p>
          </table:table-cell>
          <table:table-cell office:value-type="float" office:value="80" calcext:value-type="float">
            <text:p>80</text:p>
          </table:table-cell>
          <table:table-cell office:value-type="float" office:value="15.8470191394246" calcext:value-type="float">
            <text:p>15.8470191394</text:p>
          </table:table-cell>
          <table:table-cell office:value-type="float" office:value="0.901984609007696" calcext:value-type="float">
            <text:p>0.901984609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383.53903369093" calcext:value-type="float">
            <text:p>3383.5390336909</text:p>
          </table:table-cell>
          <table:table-cell office:value-type="float" office:value="0.104434070782965" calcext:value-type="float">
            <text:p>0.1044340708</text:p>
          </table:table-cell>
          <table:table-cell office:value-type="float" office:value="90" calcext:value-type="float">
            <text:p>90</text:p>
          </table:table-cell>
          <table:table-cell office:value-type="float" office:value="108.315012526686" calcext:value-type="float">
            <text:p>108.3150125267</text:p>
          </table:table-cell>
          <table:table-cell office:value-type="float" office:value="0.723062631468684" calcext:value-type="float">
            <text:p>0.7230626315</text:p>
          </table:table-cell>
          <table:table-cell office:value-type="float" office:value="90" calcext:value-type="float">
            <text:p>90</text:p>
          </table:table-cell>
          <table:table-cell office:value-type="float" office:value="15.9808109256901" calcext:value-type="float">
            <text:p>15.9808109257</text:p>
          </table:table-cell>
          <table:table-cell office:value-type="float" office:value="0.894600384699808" calcext:value-type="float">
            <text:p>0.8946003847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665.90513093247" calcext:value-type="float">
            <text:p>3665.9051309325</text:p>
          </table:table-cell>
          <table:table-cell office:value-type="float" office:value="0.123348021325989" calcext:value-type="float">
            <text:p>0.1233480213</text:p>
          </table:table-cell>
          <table:table-cell office:value-type="float" office:value="100" calcext:value-type="float">
            <text:p>100</text:p>
          </table:table-cell>
          <table:table-cell office:value-type="float" office:value="110.085852378511" calcext:value-type="float">
            <text:p>110.0858523785</text:p>
          </table:table-cell>
          <table:table-cell office:value-type="float" office:value="0.711417481291259" calcext:value-type="float">
            <text:p>0.7114174813</text:p>
          </table:table-cell>
          <table:table-cell office:value-type="float" office:value="100" calcext:value-type="float">
            <text:p>100</text:p>
          </table:table-cell>
          <table:table-cell office:value-type="float" office:value="16.1168721688186" calcext:value-type="float">
            <text:p>16.1168721688</text:p>
          </table:table-cell>
          <table:table-cell office:value-type="float" office:value="0.887261377369311" calcext:value-type="float">
            <text:p>0.8872613774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805.14443000545" calcext:value-type="float">
            <text:p>3805.1444300055</text:p>
          </table:table-cell>
          <table:table-cell office:value-type="float" office:value="0.180199256900372" calcext:value-type="float">
            <text:p>0.1801992569</text:p>
          </table:table-cell>
          <table:table-cell office:value-type="float" office:value="110" calcext:value-type="float">
            <text:p>110</text:p>
          </table:table-cell>
          <table:table-cell office:value-type="float" office:value="125.584580689719" calcext:value-type="float">
            <text:p>125.5845806897</text:p>
          </table:table-cell>
          <table:table-cell office:value-type="float" office:value="0.683861861069069" calcext:value-type="float">
            <text:p>0.6838618611</text:p>
          </table:table-cell>
          <table:table-cell office:value-type="float" office:value="110" calcext:value-type="float">
            <text:p>110</text:p>
          </table:table-cell>
          <table:table-cell office:value-type="float" office:value="16.2544607346484" calcext:value-type="float">
            <text:p>16.2544607346</text:p>
          </table:table-cell>
          <table:table-cell office:value-type="float" office:value="0.880004048997976" calcext:value-type="float">
            <text:p>0.880004049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525.04546629645" calcext:value-type="float">
            <text:p>4525.0454662965</text:p>
          </table:table-cell>
          <table:table-cell office:value-type="float" office:value="0.104445106777447" calcext:value-type="float">
            <text:p>0.1044451068</text:p>
          </table:table-cell>
          <table:table-cell office:value-type="float" office:value="120" calcext:value-type="float">
            <text:p>120</text:p>
          </table:table-cell>
          <table:table-cell office:value-type="float" office:value="141.050886591706" calcext:value-type="float">
            <text:p>141.0508865917</text:p>
          </table:table-cell>
          <table:table-cell office:value-type="float" office:value="0.657139630430185" calcext:value-type="float">
            <text:p>0.6571396304</text:p>
          </table:table-cell>
          <table:table-cell office:value-type="float" office:value="120" calcext:value-type="float">
            <text:p>120</text:p>
          </table:table-cell>
          <table:table-cell office:value-type="float" office:value="16.3930545105087" calcext:value-type="float">
            <text:p>16.3930545105</text:p>
          </table:table-cell>
          <table:table-cell office:value-type="float" office:value="0.872876011561995" calcext:value-type="float">
            <text:p>0.8728760116</text:p>
          </table:table-cell>
          <table:table-cell table:number-columns-repeated="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925.33274847607" calcext:value-type="float">
            <text:p>4925.3327484761</text:p>
          </table:table-cell>
          <table:table-cell office:value-type="float" office:value="0.10428782085609" calcext:value-type="float">
            <text:p>0.1042878209</text:p>
          </table:table-cell>
          <table:table-cell office:value-type="float" office:value="130" calcext:value-type="float">
            <text:p>130</text:p>
          </table:table-cell>
          <table:table-cell office:value-type="float" office:value="143.326305243689" calcext:value-type="float">
            <text:p>143.3263052437</text:p>
          </table:table-cell>
          <table:table-cell office:value-type="float" office:value="0.646746575626712" calcext:value-type="float">
            <text:p>0.6467465756</text:p>
          </table:table-cell>
          <table:table-cell office:value-type="float" office:value="130" calcext:value-type="float">
            <text:p>130</text:p>
          </table:table-cell>
          <table:table-cell office:value-type="float" office:value="16.5339776451284" calcext:value-type="float">
            <text:p>16.5339776451</text:p>
          </table:table-cell>
          <table:table-cell office:value-type="float" office:value="0.865792415103793" calcext:value-type="float">
            <text:p>0.8657924151</text:p>
          </table:table-cell>
          <table:table-cell table:number-columns-repeated="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551.44737700729" calcext:value-type="float">
            <text:p>5551.4473770073</text:p>
          </table:table-cell>
          <table:table-cell office:value-type="float" office:value="0.0568692345653827" calcext:value-type="float">
            <text:p>0.0568692346</text:p>
          </table:table-cell>
          <table:table-cell office:value-type="float" office:value="140" calcext:value-type="float">
            <text:p>140</text:p>
          </table:table-cell>
          <table:table-cell office:value-type="float" office:value="158.991480821562" calcext:value-type="float">
            <text:p>158.9914808216</text:p>
          </table:table-cell>
          <table:table-cell office:value-type="float" office:value="0.621842946078527" calcext:value-type="float">
            <text:p>0.6218429461</text:p>
          </table:table-cell>
          <table:table-cell office:value-type="float" office:value="140" calcext:value-type="float">
            <text:p>140</text:p>
          </table:table-cell>
          <table:table-cell office:value-type="float" office:value="16.6765671588823" calcext:value-type="float">
            <text:p>16.6765671589</text:p>
          </table:table-cell>
          <table:table-cell office:value-type="float" office:value="0.858786716606641" calcext:value-type="float">
            <text:p>0.8587867166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885.43924518593" calcext:value-type="float">
            <text:p>5885.4392451859</text:p>
          </table:table-cell>
          <table:table-cell office:value-type="float" office:value="0.0663390658304671" calcext:value-type="float">
            <text:p>0.0663390658</text:p>
          </table:table-cell>
          <table:table-cell office:value-type="float" office:value="150" calcext:value-type="float">
            <text:p>150</text:p>
          </table:table-cell>
          <table:table-cell office:value-type="float" office:value="174.641161141531" calcext:value-type="float">
            <text:p>174.6411611415</text:p>
          </table:table-cell>
          <table:table-cell office:value-type="float" office:value="0.597469032265484" calcext:value-type="float">
            <text:p>0.5974690323</text:p>
          </table:table-cell>
          <table:table-cell office:value-type="float" office:value="150" calcext:value-type="float">
            <text:p>150</text:p>
          </table:table-cell>
          <table:table-cell office:value-type="float" office:value="16.8200824120581" calcext:value-type="float">
            <text:p>16.8200824121</text:p>
          </table:table-cell>
          <table:table-cell office:value-type="float" office:value="0.851902297048851" calcext:value-type="float">
            <text:p>0.851902297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361.39499370632" calcext:value-type="float">
            <text:p>6361.3949937063</text:p>
          </table:table-cell>
          <table:table-cell office:value-type="float" office:value="0.0568654925672537" calcext:value-type="float">
            <text:p>0.0568654926</text:p>
          </table:table-cell>
          <table:table-cell office:value-type="float" office:value="160" calcext:value-type="float">
            <text:p>160</text:p>
          </table:table-cell>
          <table:table-cell office:value-type="float" office:value="177.410021528755" calcext:value-type="float">
            <text:p>177.4100215288</text:p>
          </table:table-cell>
          <table:table-cell office:value-type="float" office:value="0.588230076884961" calcext:value-type="float">
            <text:p>0.5882300769</text:p>
          </table:table-cell>
          <table:table-cell office:value-type="float" office:value="160" calcext:value-type="float">
            <text:p>160</text:p>
          </table:table-cell>
          <table:table-cell office:value-type="float" office:value="16.9660926978417" calcext:value-type="float">
            <text:p>16.9660926978</text:p>
          </table:table-cell>
          <table:table-cell office:value-type="float" office:value="0.845057441471279" calcext:value-type="float">
            <text:p>0.8450574415</text:p>
          </table:table-cell>
          <table:table-cell table:number-columns-repeated="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772.76017441499" calcext:value-type="float">
            <text:p>6772.760174415</text:p>
          </table:table-cell>
          <table:table-cell office:value-type="float" office:value="0.0568638305680847" calcext:value-type="float">
            <text:p>0.0568638306</text:p>
          </table:table-cell>
          <table:table-cell office:value-type="float" office:value="170" calcext:value-type="float">
            <text:p>170</text:p>
          </table:table-cell>
          <table:table-cell office:value-type="float" office:value="193.26913711666" calcext:value-type="float">
            <text:p>193.2691371167</text:p>
          </table:table-cell>
          <table:table-cell office:value-type="float" office:value="0.565492624253688" calcext:value-type="float">
            <text:p>0.5654926243</text:p>
          </table:table-cell>
          <table:table-cell office:value-type="float" office:value="170" calcext:value-type="float">
            <text:p>170</text:p>
          </table:table-cell>
          <table:table-cell office:value-type="float" office:value="17.1137925554676" calcext:value-type="float">
            <text:p>17.1137925555</text:p>
          </table:table-cell>
          <table:table-cell office:value-type="float" office:value="0.838288123855938" calcext:value-type="float">
            <text:p>0.8382881239</text:p>
          </table:table-cell>
          <table:table-cell table:number-columns-repeated="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142.39370824298" calcext:value-type="float">
            <text:p>7142.393708243</text:p>
          </table:table-cell>
          <table:table-cell office:value-type="float" office:value="0.0570347854826073" calcext:value-type="float">
            <text:p>0.0570347855</text:p>
          </table:table-cell>
          <table:table-cell office:value-type="float" office:value="180" calcext:value-type="float">
            <text:p>180</text:p>
          </table:table-cell>
          <table:table-cell office:value-type="float" office:value="209.065349896086" calcext:value-type="float">
            <text:p>209.0653498961</text:p>
          </table:table-cell>
          <table:table-cell office:value-type="float" office:value="0.543605872197064" calcext:value-type="float">
            <text:p>0.5436058722</text:p>
          </table:table-cell>
          <table:table-cell office:value-type="float" office:value="180" calcext:value-type="float">
            <text:p>180</text:p>
          </table:table-cell>
          <table:table-cell office:value-type="float" office:value="17.2624912324881" calcext:value-type="float">
            <text:p>17.2624912325</text:p>
          </table:table-cell>
          <table:table-cell office:value-type="float" office:value="0.831643717178141" calcext:value-type="float">
            <text:p>0.8316437172</text:p>
          </table:table-cell>
          <table:table-cell table:number-columns-repeated="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7442.91819743193" calcext:value-type="float">
            <text:p>7442.9181974319</text:p>
          </table:table-cell>
          <table:table-cell office:value-type="float" office:value="0.0663340718329641" calcext:value-type="float">
            <text:p>0.0663340718</text:p>
          </table:table-cell>
          <table:table-cell office:value-type="float" office:value="190" calcext:value-type="float">
            <text:p>190</text:p>
          </table:table-cell>
          <table:table-cell office:value-type="float" office:value="212.343343414571" calcext:value-type="float">
            <text:p>212.3433434146</text:p>
          </table:table-cell>
          <table:table-cell office:value-type="float" office:value="0.535298607350696" calcext:value-type="float">
            <text:p>0.5352986074</text:p>
          </table:table-cell>
          <table:table-cell office:value-type="float" office:value="190" calcext:value-type="float">
            <text:p>190</text:p>
          </table:table-cell>
          <table:table-cell office:value-type="float" office:value="17.4136357202897" calcext:value-type="float">
            <text:p>17.4136357203</text:p>
          </table:table-cell>
          <table:table-cell office:value-type="float" office:value="0.825037806481097" calcext:value-type="float">
            <text:p>0.8250378065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918.05303804414" calcext:value-type="float">
            <text:p>7918.0530380442</text:p>
          </table:table-cell>
          <table:table-cell office:value-type="float" office:value="0.0663329068335466" calcext:value-type="float">
            <text:p>0.0663329068</text:p>
          </table:table-cell>
          <table:table-cell office:value-type="float" office:value="200" calcext:value-type="float">
            <text:p>200</text:p>
          </table:table-cell>
          <table:table-cell office:value-type="float" office:value="228.394313535302" calcext:value-type="float">
            <text:p>228.3943135353</text:p>
          </table:table-cell>
          <table:table-cell office:value-type="float" office:value="0.514478366760816" calcext:value-type="float">
            <text:p>0.5144783668</text:p>
          </table:table-cell>
          <table:table-cell office:value-type="float" office:value="200" calcext:value-type="float">
            <text:p>200</text:p>
          </table:table-cell>
          <table:table-cell office:value-type="float" office:value="17.5667010538573" calcext:value-type="float">
            <text:p>17.5667010539</text:p>
          </table:table-cell>
          <table:table-cell office:value-type="float" office:value="0.818499283750358" calcext:value-type="float">
            <text:p>0.8184992838</text:p>
          </table:table-cell>
          <table:table-cell table:number-columns-repeated="5"/>
        </table:table-row>
      </table:table>
      <table:table table:name="20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2" table:default-cell-style-name="Default"/>
        <table:table-row table:style-name="ro1">
          <table:table-cell office:value-type="string" calcext:value-type="string">
            <text:p>Size = 10Mb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iodic length = 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R</text:p>
          </table:table-cell>
          <table:table-cell table:number-columns-repeated="2"/>
          <table:table-cell office:value-type="string" calcext:value-type="string">
            <text:p>2min</text:p>
          </table:table-cell>
          <table:table-cell table:number-columns-repeated="2"/>
          <table:table-cell office:value-type="string" calcext:value-type="string">
            <text:p>Winnowing</text:p>
          </table:table-cell>
          <table:table-cell table:number-columns-repeated="2"/>
          <table:table-cell office:value-type="string" calcext:value-type="string">
            <text:p>Tdd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visor</text:p>
          </table:table-cell>
          <table:table-cell office:value-type="string" calcext:value-type="string">
            <text:p>Local Boundary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LocalBoundary</text:p>
          </table:table-cell>
          <table:table-cell office:value-type="string" calcext:value-type="string">
            <text:p>Avg BlockSize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LocalBoundary</text:p>
          </table:table-cell>
          <table:table-cell office:value-type="string" calcext:value-type="string">
            <text:p>Avg BlockSize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Divisor</text:p>
          </table:table-cell>
          <table:table-cell office:value-type="string" calcext:value-type="string">
            <text:p>Divisor2</text:p>
          </table:table-cell>
          <table:table-cell office:value-type="string" calcext:value-type="string">
            <text:p>Divisor3</text:p>
          </table:table-cell>
          <table:table-cell office:value-type="string" calcext:value-type="string">
            <text:p>Avg BlockSize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.7098997772878" calcext:value-type="float">
            <text:p>31.7098997773</text:p>
          </table:table-cell>
          <table:table-cell office:value-type="float" office:value="0.90578162" calcext:value-type="float">
            <text:p>0.90578162</text:p>
          </table:table-cell>
          <table:table-cell office:value-type="float" office:value="10" calcext:value-type="float">
            <text:p>10</text:p>
          </table:table-cell>
          <table:table-cell office:value-type="float" office:value="20.0527170513022" calcext:value-type="float">
            <text:p>20.0527170513</text:p>
          </table:table-cell>
          <table:table-cell office:value-type="float" office:value="0.932770056" calcext:value-type="float">
            <text:p>0.932770056</text:p>
          </table:table-cell>
          <table:table-cell office:value-type="float" office:value="10" calcext:value-type="float">
            <text:p>10</text:p>
          </table:table-cell>
          <table:table-cell office:value-type="float" office:value="5.9265128619573" calcext:value-type="float">
            <text:p>5.926512862</text:p>
          </table:table-cell>
          <table:table-cell office:value-type="float" office:value="0.963245893" calcext:value-type="float">
            <text:p>0.963245893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8.05216824893" calcext:value-type="float">
            <text:p>248.0521682489</text:p>
          </table:table-cell>
          <table:table-cell office:value-type="float" office:value="0.681618828" calcext:value-type="float">
            <text:p>0.681618828</text:p>
          </table:table-cell>
          <table:table-cell office:value-type="float" office:value="20" calcext:value-type="float">
            <text:p>20</text:p>
          </table:table-cell>
          <table:table-cell office:value-type="float" office:value="40.0846086193531" calcext:value-type="float">
            <text:p>40.0846086194</text:p>
          </table:table-cell>
          <table:table-cell office:value-type="float" office:value="0.895978385" calcext:value-type="float">
            <text:p>0.895978385</text:p>
          </table:table-cell>
          <table:table-cell office:value-type="float" office:value="20" calcext:value-type="float">
            <text:p>20</text:p>
          </table:table-cell>
          <table:table-cell office:value-type="float" office:value="19.192432542425" calcext:value-type="float">
            <text:p>19.1924325424</text:p>
          </table:table-cell>
          <table:table-cell office:value-type="float" office:value="0.940658418" calcext:value-type="float">
            <text:p>0.940658418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05.156099692316" calcext:value-type="float">
            <text:p>605.1560996923</text:p>
          </table:table-cell>
          <table:table-cell office:value-type="float" office:value="0.500605187" calcext:value-type="float">
            <text:p>0.500605187</text:p>
          </table:table-cell>
          <table:table-cell office:value-type="float" office:value="30" calcext:value-type="float">
            <text:p>30</text:p>
          </table:table-cell>
          <table:table-cell office:value-type="float" office:value="40.6812192748082" calcext:value-type="float">
            <text:p>40.6812192748</text:p>
          </table:table-cell>
          <table:table-cell office:value-type="float" office:value="0.882673773" calcext:value-type="float">
            <text:p>0.882673773</text:p>
          </table:table-cell>
          <table:table-cell office:value-type="float" office:value="30" calcext:value-type="float">
            <text:p>30</text:p>
          </table:table-cell>
          <table:table-cell office:value-type="float" office:value="19.6723385703744" calcext:value-type="float">
            <text:p>19.6723385704</text:p>
          </table:table-cell>
          <table:table-cell office:value-type="float" office:value="0.936587292" calcext:value-type="float">
            <text:p>0.936587292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23.955179900996" calcext:value-type="float">
            <text:p>923.955179901</text:p>
          </table:table-cell>
          <table:table-cell office:value-type="float" office:value="0.433310881" calcext:value-type="float">
            <text:p>0.433310881</text:p>
          </table:table-cell>
          <table:table-cell office:value-type="float" office:value="40" calcext:value-type="float">
            <text:p>40</text:p>
          </table:table-cell>
          <table:table-cell office:value-type="float" office:value="60.4499700177865" calcext:value-type="float">
            <text:p>60.4499700178</text:p>
          </table:table-cell>
          <table:table-cell office:value-type="float" office:value="0.844142579" calcext:value-type="float">
            <text:p>0.844142579</text:p>
          </table:table-cell>
          <table:table-cell office:value-type="float" office:value="40" calcext:value-type="float">
            <text:p>40</text:p>
          </table:table-cell>
          <table:table-cell office:value-type="float" office:value="20.2660972414467" calcext:value-type="float">
            <text:p>20.2660972414</text:p>
          </table:table-cell>
          <table:table-cell office:value-type="float" office:value="0.928840847" calcext:value-type="float">
            <text:p>0.928840847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61.29232368323" calcext:value-type="float">
            <text:p>1461.2923236832</text:p>
          </table:table-cell>
          <table:table-cell office:value-type="float" office:value="0.29142569" calcext:value-type="float">
            <text:p>0.29142569</text:p>
          </table:table-cell>
          <table:table-cell office:value-type="float" office:value="50" calcext:value-type="float">
            <text:p>50</text:p>
          </table:table-cell>
          <table:table-cell office:value-type="float" office:value="61.3247468280702" calcext:value-type="float">
            <text:p>61.3247468281</text:p>
          </table:table-cell>
          <table:table-cell office:value-type="float" office:value="0.832611459000001" calcext:value-type="float">
            <text:p>0.832611459</text:p>
          </table:table-cell>
          <table:table-cell office:value-type="float" office:value="50" calcext:value-type="float">
            <text:p>50</text:p>
          </table:table-cell>
          <table:table-cell office:value-type="float" office:value="20.4162518195962" calcext:value-type="float">
            <text:p>20.4162518196</text:p>
          </table:table-cell>
          <table:table-cell office:value-type="float" office:value="0.922042376" calcext:value-type="float">
            <text:p>0.922042376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68.2640015517" calcext:value-type="float">
            <text:p>1668.2640015517</text:p>
          </table:table-cell>
          <table:table-cell office:value-type="float" office:value="0.328912118" calcext:value-type="float">
            <text:p>0.328912118</text:p>
          </table:table-cell>
          <table:table-cell office:value-type="float" office:value="60" calcext:value-type="float">
            <text:p>60</text:p>
          </table:table-cell>
          <table:table-cell office:value-type="float" office:value="81.1120720897039" calcext:value-type="float">
            <text:p>81.1120720897</text:p>
          </table:table-cell>
          <table:table-cell office:value-type="float" office:value="0.795115375" calcext:value-type="float">
            <text:p>0.795115375</text:p>
          </table:table-cell>
          <table:table-cell office:value-type="float" office:value="60" calcext:value-type="float">
            <text:p>60</text:p>
          </table:table-cell>
          <table:table-cell office:value-type="float" office:value="20.5700870359049" calcext:value-type="float">
            <text:p>20.5700870359</text:p>
          </table:table-cell>
          <table:table-cell office:value-type="float" office:value="0.915374066" calcext:value-type="float">
            <text:p>0.915374066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60.14604853564" calcext:value-type="float">
            <text:p>2060.1460485356</text:p>
          </table:table-cell>
          <table:table-cell office:value-type="float" office:value="0.291345271" calcext:value-type="float">
            <text:p>0.291345271</text:p>
          </table:table-cell>
          <table:table-cell office:value-type="float" office:value="70" calcext:value-type="float">
            <text:p>70</text:p>
          </table:table-cell>
          <table:table-cell office:value-type="float" office:value="82.27624478068" calcext:value-type="float">
            <text:p>82.2762447807</text:p>
          </table:table-cell>
          <table:table-cell office:value-type="float" office:value="0.783633156" calcext:value-type="float">
            <text:p>0.783633156</text:p>
          </table:table-cell>
          <table:table-cell office:value-type="float" office:value="70" calcext:value-type="float">
            <text:p>70</text:p>
          </table:table-cell>
          <table:table-cell office:value-type="float" office:value="20.7199713476544" calcext:value-type="float">
            <text:p>20.7199713477</text:p>
          </table:table-cell>
          <table:table-cell office:value-type="float" office:value="0.908718883" calcext:value-type="float">
            <text:p>0.908718883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440.04358966845" calcext:value-type="float">
            <text:p>2440.0435896685</text:p>
          </table:table-cell>
          <table:table-cell office:value-type="float" office:value="0.263217872" calcext:value-type="float">
            <text:p>0.263217872</text:p>
          </table:table-cell>
          <table:table-cell office:value-type="float" office:value="80" calcext:value-type="float">
            <text:p>80</text:p>
          </table:table-cell>
          <table:table-cell office:value-type="float" office:value="102.084480939625" calcext:value-type="float">
            <text:p>102.0844809396</text:p>
          </table:table-cell>
          <table:table-cell office:value-type="float" office:value="0.748486166" calcext:value-type="float">
            <text:p>0.748486166</text:p>
          </table:table-cell>
          <table:table-cell office:value-type="float" office:value="80" calcext:value-type="float">
            <text:p>80</text:p>
          </table:table-cell>
          <table:table-cell office:value-type="float" office:value="20.8703382017934" calcext:value-type="float">
            <text:p>20.8703382018</text:p>
          </table:table-cell>
          <table:table-cell office:value-type="float" office:value="0.902203059" calcext:value-type="float">
            <text:p>0.902203059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930.02285791623" calcext:value-type="float">
            <text:p>2930.0228579162</text:p>
          </table:table-cell>
          <table:table-cell office:value-type="float" office:value="0.216643275" calcext:value-type="float">
            <text:p>0.216643275</text:p>
          </table:table-cell>
          <table:table-cell office:value-type="float" office:value="90" calcext:value-type="float">
            <text:p>90</text:p>
          </table:table-cell>
          <table:table-cell office:value-type="float" office:value="103.546012335834" calcext:value-type="float">
            <text:p>103.5460123358</text:p>
          </table:table-cell>
          <table:table-cell office:value-type="float" office:value="0.737775165" calcext:value-type="float">
            <text:p>0.737775165</text:p>
          </table:table-cell>
          <table:table-cell office:value-type="float" office:value="90" calcext:value-type="float">
            <text:p>90</text:p>
          </table:table-cell>
          <table:table-cell office:value-type="float" office:value="21.0234746456775" calcext:value-type="float">
            <text:p>21.0234746457</text:p>
          </table:table-cell>
          <table:table-cell office:value-type="float" office:value="0.895689207" calcext:value-type="float">
            <text:p>0.895689207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425.43474907571" calcext:value-type="float">
            <text:p>3425.4347490757</text:p>
          </table:table-cell>
          <table:table-cell office:value-type="float" office:value="0.178338019" calcext:value-type="float">
            <text:p>0.178338019</text:p>
          </table:table-cell>
          <table:table-cell office:value-type="float" office:value="100" calcext:value-type="float">
            <text:p>100</text:p>
          </table:table-cell>
          <table:table-cell office:value-type="float" office:value="123.387431381252" calcext:value-type="float">
            <text:p>123.3874313813</text:p>
          </table:table-cell>
          <table:table-cell office:value-type="float" office:value="0.70465172" calcext:value-type="float">
            <text:p>0.70465172</text:p>
          </table:table-cell>
          <table:table-cell office:value-type="float" office:value="100" calcext:value-type="float">
            <text:p>100</text:p>
          </table:table-cell>
          <table:table-cell office:value-type="float" office:value="21.1768744451158" calcext:value-type="float">
            <text:p>21.1768744451</text:p>
          </table:table-cell>
          <table:table-cell office:value-type="float" office:value="0.889312916" calcext:value-type="float">
            <text:p>0.889312916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663.78244049491" calcext:value-type="float">
            <text:p>3663.7824404949</text:p>
          </table:table-cell>
          <table:table-cell office:value-type="float" office:value="0.206787212" calcext:value-type="float">
            <text:p>0.206787212</text:p>
          </table:table-cell>
          <table:table-cell office:value-type="float" office:value="110" calcext:value-type="float">
            <text:p>110</text:p>
          </table:table-cell>
          <table:table-cell office:value-type="float" office:value="125.140499377506" calcext:value-type="float">
            <text:p>125.1404993775</text:p>
          </table:table-cell>
          <table:table-cell office:value-type="float" office:value="0.694831627" calcext:value-type="float">
            <text:p>0.694831627</text:p>
          </table:table-cell>
          <table:table-cell office:value-type="float" office:value="110" calcext:value-type="float">
            <text:p>110</text:p>
          </table:table-cell>
          <table:table-cell office:value-type="float" office:value="21.3330712063014" calcext:value-type="float">
            <text:p>21.3330712063</text:p>
          </table:table-cell>
          <table:table-cell office:value-type="float" office:value="0.882936981" calcext:value-type="float">
            <text:p>0.882936981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434.26581365262" calcext:value-type="float">
            <text:p>4434.2658136526</text:p>
          </table:table-cell>
          <table:table-cell office:value-type="float" office:value="0.122039596" calcext:value-type="float">
            <text:p>0.122039596</text:p>
          </table:table-cell>
          <table:table-cell office:value-type="float" office:value="120" calcext:value-type="float">
            <text:p>120</text:p>
          </table:table-cell>
          <table:table-cell office:value-type="float" office:value="145.011088346987" calcext:value-type="float">
            <text:p>145.011088347</text:p>
          </table:table-cell>
          <table:table-cell office:value-type="float" office:value="0.663262796" calcext:value-type="float">
            <text:p>0.663262796</text:p>
          </table:table-cell>
          <table:table-cell office:value-type="float" office:value="120" calcext:value-type="float">
            <text:p>120</text:p>
          </table:table-cell>
          <table:table-cell office:value-type="float" office:value="21.4895848094882" calcext:value-type="float">
            <text:p>21.4895848095</text:p>
          </table:table-cell>
          <table:table-cell office:value-type="float" office:value="0.876693557" calcext:value-type="float">
            <text:p>0.876693557</text:p>
          </table:table-cell>
          <table:table-cell table:number-columns-repeated="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673.29486619634" calcext:value-type="float">
            <text:p>4673.2948661963</text:p>
          </table:table-cell>
          <table:table-cell office:value-type="float" office:value="0.141315223" calcext:value-type="float">
            <text:p>0.141315223</text:p>
          </table:table-cell>
          <table:table-cell office:value-type="float" office:value="130" calcext:value-type="float">
            <text:p>130</text:p>
          </table:table-cell>
          <table:table-cell office:value-type="float" office:value="147.044198238389" calcext:value-type="float">
            <text:p>147.0441982384</text:p>
          </table:table-cell>
          <table:table-cell office:value-type="float" office:value="0.654176794" calcext:value-type="float">
            <text:p>0.654176794</text:p>
          </table:table-cell>
          <table:table-cell office:value-type="float" office:value="130" calcext:value-type="float">
            <text:p>130</text:p>
          </table:table-cell>
          <table:table-cell office:value-type="float" office:value="21.6490647301475" calcext:value-type="float">
            <text:p>21.6490647301</text:p>
          </table:table-cell>
          <table:table-cell office:value-type="float" office:value="0.87045289" calcext:value-type="float">
            <text:p>0.87045289</text:p>
          </table:table-cell>
          <table:table-cell table:number-columns-repeated="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885.80877204681" calcext:value-type="float">
            <text:p>4885.8087720468</text:p>
          </table:table-cell>
          <table:table-cell office:value-type="float" office:value="0.168935705" calcext:value-type="float">
            <text:p>0.168935705</text:p>
          </table:table-cell>
          <table:table-cell office:value-type="float" office:value="140" calcext:value-type="float">
            <text:p>140</text:p>
          </table:table-cell>
          <table:table-cell office:value-type="float" office:value="166.963418323975" calcext:value-type="float">
            <text:p>166.963418324</text:p>
          </table:table-cell>
          <table:table-cell office:value-type="float" office:value="0.624249309" calcext:value-type="float">
            <text:p>0.624249309</text:p>
          </table:table-cell>
          <table:table-cell office:value-type="float" office:value="140" calcext:value-type="float">
            <text:p>140</text:p>
          </table:table-cell>
          <table:table-cell office:value-type="float" office:value="21.8088627839538" calcext:value-type="float">
            <text:p>21.808862784</text:p>
          </table:table-cell>
          <table:table-cell office:value-type="float" office:value="0.864345402" calcext:value-type="float">
            <text:p>0.864345402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804.44736167187" calcext:value-type="float">
            <text:p>5804.4473616719</text:p>
          </table:table-cell>
          <table:table-cell office:value-type="float" office:value="0.075073108" calcext:value-type="float">
            <text:p>0.075073108</text:p>
          </table:table-cell>
          <table:table-cell office:value-type="float" office:value="150" calcext:value-type="float">
            <text:p>150</text:p>
          </table:table-cell>
          <table:table-cell office:value-type="float" office:value="169.27511565184" calcext:value-type="float">
            <text:p>169.2751156518</text:p>
          </table:table-cell>
          <table:table-cell office:value-type="float" office:value="0.615650106" calcext:value-type="float">
            <text:p>0.615650106</text:p>
          </table:table-cell>
          <table:table-cell office:value-type="float" office:value="150" calcext:value-type="float">
            <text:p>150</text:p>
          </table:table-cell>
          <table:table-cell office:value-type="float" office:value="21.9717388959133" calcext:value-type="float">
            <text:p>21.9717388959</text:p>
          </table:table-cell>
          <table:table-cell office:value-type="float" office:value="0.858230706" calcext:value-type="float">
            <text:p>0.858230706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373.78688312926" calcext:value-type="float">
            <text:p>5373.7868831293</text:p>
          </table:table-cell>
          <table:table-cell office:value-type="float" office:value="0.187860603" calcext:value-type="float">
            <text:p>0.187860603</text:p>
          </table:table-cell>
          <table:table-cell office:value-type="float" office:value="160" calcext:value-type="float">
            <text:p>160</text:p>
          </table:table-cell>
          <table:table-cell office:value-type="float" office:value="189.224090691035" calcext:value-type="float">
            <text:p>189.224090691</text:p>
          </table:table-cell>
          <table:table-cell office:value-type="float" office:value="0.587881948" calcext:value-type="float">
            <text:p>0.587881948</text:p>
          </table:table-cell>
          <table:table-cell office:value-type="float" office:value="160" calcext:value-type="float">
            <text:p>160</text:p>
          </table:table-cell>
          <table:table-cell office:value-type="float" office:value="22.1349772693453" calcext:value-type="float">
            <text:p>22.1349772693</text:p>
          </table:table-cell>
          <table:table-cell office:value-type="float" office:value="0.852247825" calcext:value-type="float">
            <text:p>0.852247825</text:p>
          </table:table-cell>
          <table:table-cell table:number-columns-repeated="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298.88515703523" calcext:value-type="float">
            <text:p>6298.8851570352</text:p>
          </table:table-cell>
          <table:table-cell office:value-type="float" office:value="0.122015297" calcext:value-type="float">
            <text:p>0.122015297</text:p>
          </table:table-cell>
          <table:table-cell office:value-type="float" office:value="170" calcext:value-type="float">
            <text:p>170</text:p>
          </table:table-cell>
          <table:table-cell office:value-type="float" office:value="191.858178187958" calcext:value-type="float">
            <text:p>191.858178188</text:p>
          </table:table-cell>
          <table:table-cell office:value-type="float" office:value="0.579898989" calcext:value-type="float">
            <text:p>0.579898989</text:p>
          </table:table-cell>
          <table:table-cell office:value-type="float" office:value="170" calcext:value-type="float">
            <text:p>170</text:p>
          </table:table-cell>
          <table:table-cell office:value-type="float" office:value="22.3013121269243" calcext:value-type="float">
            <text:p>22.3013121269</text:p>
          </table:table-cell>
          <table:table-cell office:value-type="float" office:value="0.846263716" calcext:value-type="float">
            <text:p>0.846263716</text:p>
          </table:table-cell>
          <table:table-cell table:number-columns-repeated="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418.87531930277" calcext:value-type="float">
            <text:p>6418.8753193028</text:p>
          </table:table-cell>
          <table:table-cell office:value-type="float" office:value="0.150132207" calcext:value-type="float">
            <text:p>0.150132207</text:p>
          </table:table-cell>
          <table:table-cell office:value-type="float" office:value="180" calcext:value-type="float">
            <text:p>180</text:p>
          </table:table-cell>
          <table:table-cell office:value-type="float" office:value="211.838124853069" calcext:value-type="float">
            <text:p>211.8381248531</text:p>
          </table:table-cell>
          <table:table-cell office:value-type="float" office:value="0.553505702" calcext:value-type="float">
            <text:p>0.553505702</text:p>
          </table:table-cell>
          <table:table-cell office:value-type="float" office:value="180" calcext:value-type="float">
            <text:p>180</text:p>
          </table:table-cell>
          <table:table-cell office:value-type="float" office:value="22.4680508324023" calcext:value-type="float">
            <text:p>22.4680508324</text:p>
          </table:table-cell>
          <table:table-cell office:value-type="float" office:value="0.84040605" calcext:value-type="float">
            <text:p>0.84040605</text:p>
          </table:table-cell>
          <table:table-cell table:number-columns-repeated="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6990.15676427753" calcext:value-type="float">
            <text:p>6990.1567642775</text:p>
          </table:table-cell>
          <table:table-cell office:value-type="float" office:value="0.12217838" calcext:value-type="float">
            <text:p>0.12217838</text:p>
          </table:table-cell>
          <table:table-cell office:value-type="float" office:value="190" calcext:value-type="float">
            <text:p>190</text:p>
          </table:table-cell>
          <table:table-cell office:value-type="float" office:value="214.764285859563" calcext:value-type="float">
            <text:p>214.7642858596</text:p>
          </table:table-cell>
          <table:table-cell office:value-type="float" office:value="0.5460014" calcext:value-type="float">
            <text:p>0.5460014</text:p>
          </table:table-cell>
          <table:table-cell office:value-type="float" office:value="190" calcext:value-type="float">
            <text:p>190</text:p>
          </table:table-cell>
          <table:table-cell office:value-type="float" office:value="22.6379926853848" calcext:value-type="float">
            <text:p>22.6379926854</text:p>
          </table:table-cell>
          <table:table-cell office:value-type="float" office:value="0.834546981" calcext:value-type="float">
            <text:p>0.834546981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505.27780387742" calcext:value-type="float">
            <text:p>7505.2778038774</text:p>
          </table:table-cell>
          <table:table-cell office:value-type="float" office:value="0.10322865" calcext:value-type="float">
            <text:p>0.10322865</text:p>
          </table:table-cell>
          <table:table-cell office:value-type="float" office:value="200" calcext:value-type="float">
            <text:p>200</text:p>
          </table:table-cell>
          <table:table-cell office:value-type="float" office:value="234.810695632233" calcext:value-type="float">
            <text:p>234.8106956322</text:p>
          </table:table-cell>
          <table:table-cell office:value-type="float" office:value="0.521328095" calcext:value-type="float">
            <text:p>0.521328095</text:p>
          </table:table-cell>
          <table:table-cell office:value-type="float" office:value="200" calcext:value-type="float">
            <text:p>200</text:p>
          </table:table-cell>
          <table:table-cell office:value-type="float" office:value="22.8080874474336" calcext:value-type="float">
            <text:p>22.8080874474</text:p>
          </table:table-cell>
          <table:table-cell office:value-type="float" office:value="0.828813974" calcext:value-type="float">
            <text:p>0.828813974</text:p>
          </table:table-cell>
          <table:table-cell table:number-columns-repeated="5"/>
        </table:table-row>
      </table:table>
      <table:table table:name="2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ize = 10Mb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iodic length = 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R</text:p>
          </table:table-cell>
          <table:table-cell table:number-columns-repeated="2"/>
          <table:table-cell office:value-type="string" calcext:value-type="string">
            <text:p>2min</text:p>
          </table:table-cell>
          <table:table-cell table:number-columns-repeated="2"/>
          <table:table-cell office:value-type="string" calcext:value-type="string">
            <text:p>Winnowing</text:p>
          </table:table-cell>
          <table:table-cell table:number-columns-repeated="2"/>
          <table:table-cell office:value-type="string" calcext:value-type="string">
            <text:p>Tdd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visor</text:p>
          </table:table-cell>
          <table:table-cell office:value-type="string" calcext:value-type="string">
            <text:p>Local Boundary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LocalBoundary</text:p>
          </table:table-cell>
          <table:table-cell office:value-type="string" calcext:value-type="string">
            <text:p>Avg BlockSize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LocalBoundary</text:p>
          </table:table-cell>
          <table:table-cell office:value-type="string" calcext:value-type="string">
            <text:p>Avg BlockSize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Divisor</text:p>
          </table:table-cell>
          <table:table-cell office:value-type="string" calcext:value-type="string">
            <text:p>Divisor2</text:p>
          </table:table-cell>
          <table:table-cell office:value-type="string" calcext:value-type="string">
            <text:p>Divisor3</text:p>
          </table:table-cell>
          <table:table-cell office:value-type="string" calcext:value-type="string">
            <text:p>Avg BlockSize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.241272385728" calcext:value-type="float">
            <text:p>32.2412723857</text:p>
          </table:table-cell>
          <table:table-cell office:value-type="float" office:value="0.902534792" calcext:value-type="float">
            <text:p>0.902534792</text:p>
          </table:table-cell>
          <table:table-cell office:value-type="float" office:value="10" calcext:value-type="float">
            <text:p>10</text:p>
          </table:table-cell>
          <table:table-cell office:value-type="float" office:value="22.730875973191" calcext:value-type="float">
            <text:p>22.7308759732</text:p>
          </table:table-cell>
          <table:table-cell office:value-type="float" office:value="0.927462793" calcext:value-type="float">
            <text:p>0.927462793</text:p>
          </table:table-cell>
          <table:table-cell office:value-type="float" office:value="10" calcext:value-type="float">
            <text:p>10</text:p>
          </table:table-cell>
          <table:table-cell office:value-type="float" office:value="5.67916024321265" calcext:value-type="float">
            <text:p>5.6791602432</text:p>
          </table:table-cell>
          <table:table-cell office:value-type="float" office:value="0.963154468" calcext:value-type="float">
            <text:p>0.963154468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8.865895915425" calcext:value-type="float">
            <text:p>248.8658959154</text:p>
          </table:table-cell>
          <table:table-cell office:value-type="float" office:value="0.67863434" calcext:value-type="float">
            <text:p>0.67863434</text:p>
          </table:table-cell>
          <table:table-cell office:value-type="float" office:value="20" calcext:value-type="float">
            <text:p>20</text:p>
          </table:table-cell>
          <table:table-cell office:value-type="float" office:value="25.5805024167497" calcext:value-type="float">
            <text:p>25.5805024167</text:p>
          </table:table-cell>
          <table:table-cell office:value-type="float" office:value="0.911290392" calcext:value-type="float">
            <text:p>0.911290392</text:p>
          </table:table-cell>
          <table:table-cell office:value-type="float" office:value="20" calcext:value-type="float">
            <text:p>20</text:p>
          </table:table-cell>
          <table:table-cell office:value-type="float" office:value="11.2141800894515" calcext:value-type="float">
            <text:p>11.2141800895</text:p>
          </table:table-cell>
          <table:table-cell office:value-type="float" office:value="0.947856391" calcext:value-type="float">
            <text:p>0.947856391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55.26063054746" calcext:value-type="float">
            <text:p>455.2606305475</text:p>
          </table:table-cell>
          <table:table-cell office:value-type="float" office:value="0.608574868" calcext:value-type="float">
            <text:p>0.608574868</text:p>
          </table:table-cell>
          <table:table-cell office:value-type="float" office:value="30" calcext:value-type="float">
            <text:p>30</text:p>
          </table:table-cell>
          <table:table-cell office:value-type="float" office:value="50.3943263208584" calcext:value-type="float">
            <text:p>50.3943263209</text:p>
          </table:table-cell>
          <table:table-cell office:value-type="float" office:value="0.869043917000001" calcext:value-type="float">
            <text:p>0.869043917</text:p>
          </table:table-cell>
          <table:table-cell office:value-type="float" office:value="30" calcext:value-type="float">
            <text:p>30</text:p>
          </table:table-cell>
          <table:table-cell office:value-type="float" office:value="24.26238722845" calcext:value-type="float">
            <text:p>24.2623872285</text:p>
          </table:table-cell>
          <table:table-cell office:value-type="float" office:value="0.929691789" calcext:value-type="float">
            <text:p>0.929691789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04.54656361771" calcext:value-type="float">
            <text:p>804.5465636177</text:p>
          </table:table-cell>
          <table:table-cell office:value-type="float" office:value="0.496458598" calcext:value-type="float">
            <text:p>0.496458598</text:p>
          </table:table-cell>
          <table:table-cell office:value-type="float" office:value="40" calcext:value-type="float">
            <text:p>40</text:p>
          </table:table-cell>
          <table:table-cell office:value-type="float" office:value="51.0840565470167" calcext:value-type="float">
            <text:p>51.084056547</text:p>
          </table:table-cell>
          <table:table-cell office:value-type="float" office:value="0.85724866" calcext:value-type="float">
            <text:p>0.85724866</text:p>
          </table:table-cell>
          <table:table-cell office:value-type="float" office:value="40" calcext:value-type="float">
            <text:p>40</text:p>
          </table:table-cell>
          <table:table-cell office:value-type="float" office:value="24.6346151522996" calcext:value-type="float">
            <text:p>24.6346151523</text:p>
          </table:table-cell>
          <table:table-cell office:value-type="float" office:value="0.924130426" calcext:value-type="float">
            <text:p>0.924130426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33.29675729473" calcext:value-type="float">
            <text:p>1233.2967572947</text:p>
          </table:table-cell>
          <table:table-cell office:value-type="float" office:value="0.392903946" calcext:value-type="float">
            <text:p>0.392903946</text:p>
          </table:table-cell>
          <table:table-cell office:value-type="float" office:value="50" calcext:value-type="float">
            <text:p>50</text:p>
          </table:table-cell>
          <table:table-cell office:value-type="float" office:value="75.5716275600333" calcext:value-type="float">
            <text:p>75.57162756</text:p>
          </table:table-cell>
          <table:table-cell office:value-type="float" office:value="0.81390294" calcext:value-type="float">
            <text:p>0.81390294</text:p>
          </table:table-cell>
          <table:table-cell office:value-type="float" office:value="50" calcext:value-type="float">
            <text:p>50</text:p>
          </table:table-cell>
          <table:table-cell office:value-type="float" office:value="25.3314118488079" calcext:value-type="float">
            <text:p>25.3314118488</text:p>
          </table:table-cell>
          <table:table-cell office:value-type="float" office:value="0.917161254" calcext:value-type="float">
            <text:p>0.917161254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75.92117293136" calcext:value-type="float">
            <text:p>1375.9211729314</text:p>
          </table:table-cell>
          <table:table-cell office:value-type="float" office:value="0.428426839" calcext:value-type="float">
            <text:p>0.428426839</text:p>
          </table:table-cell>
          <table:table-cell office:value-type="float" office:value="60" calcext:value-type="float">
            <text:p>60</text:p>
          </table:table-cell>
          <table:table-cell office:value-type="float" office:value="76.5795844507772" calcext:value-type="float">
            <text:p>76.5795844508</text:p>
          </table:table-cell>
          <table:table-cell office:value-type="float" office:value="0.803066583" calcext:value-type="float">
            <text:p>0.803066583</text:p>
          </table:table-cell>
          <table:table-cell office:value-type="float" office:value="60" calcext:value-type="float">
            <text:p>60</text:p>
          </table:table-cell>
          <table:table-cell office:value-type="float" office:value="25.505193715567" calcext:value-type="float">
            <text:p>25.5051937156</text:p>
          </table:table-cell>
          <table:table-cell office:value-type="float" office:value="0.910916038" calcext:value-type="float">
            <text:p>0.910916038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916.67542058003" calcext:value-type="float">
            <text:p>1916.67542058</text:p>
          </table:table-cell>
          <table:table-cell office:value-type="float" office:value="0.335264892" calcext:value-type="float">
            <text:p>0.335264892</text:p>
          </table:table-cell>
          <table:table-cell office:value-type="float" office:value="70" calcext:value-type="float">
            <text:p>70</text:p>
          </table:table-cell>
          <table:table-cell office:value-type="float" office:value="77.6084568230797" calcext:value-type="float">
            <text:p>77.6084568231</text:p>
          </table:table-cell>
          <table:table-cell office:value-type="float" office:value="0.7924347" calcext:value-type="float">
            <text:p>0.7924347</text:p>
          </table:table-cell>
          <table:table-cell office:value-type="float" office:value="70" calcext:value-type="float">
            <text:p>70</text:p>
          </table:table-cell>
          <table:table-cell office:value-type="float" office:value="25.6777173316242" calcext:value-type="float">
            <text:p>25.6777173316</text:p>
          </table:table-cell>
          <table:table-cell office:value-type="float" office:value="0.904776093" calcext:value-type="float">
            <text:p>0.904776093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332.44427447776" calcext:value-type="float">
            <text:p>2332.4442744778</text:p>
          </table:table-cell>
          <table:table-cell office:value-type="float" office:value="0.289194164" calcext:value-type="float">
            <text:p>0.289194164</text:p>
          </table:table-cell>
          <table:table-cell office:value-type="float" office:value="80" calcext:value-type="float">
            <text:p>80</text:p>
          </table:table-cell>
          <table:table-cell office:value-type="float" office:value="102.195687489885" calcext:value-type="float">
            <text:p>102.1956874899</text:p>
          </table:table-cell>
          <table:table-cell office:value-type="float" office:value="0.75109716" calcext:value-type="float">
            <text:p>0.75109716</text:p>
          </table:table-cell>
          <table:table-cell office:value-type="float" office:value="80" calcext:value-type="float">
            <text:p>80</text:p>
          </table:table-cell>
          <table:table-cell office:value-type="float" office:value="25.8573999551342" calcext:value-type="float">
            <text:p>25.8573999551</text:p>
          </table:table-cell>
          <table:table-cell office:value-type="float" office:value="0.898689297" calcext:value-type="float">
            <text:p>0.898689297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757.13297679563" calcext:value-type="float">
            <text:p>2757.1329767956</text:p>
          </table:table-cell>
          <table:table-cell office:value-type="float" office:value="0.26137481" calcext:value-type="float">
            <text:p>0.26137481</text:p>
          </table:table-cell>
          <table:table-cell office:value-type="float" office:value="90" calcext:value-type="float">
            <text:p>90</text:p>
          </table:table-cell>
          <table:table-cell office:value-type="float" office:value="103.55316607869" calcext:value-type="float">
            <text:p>103.5531660787</text:p>
          </table:table-cell>
          <table:table-cell office:value-type="float" office:value="0.741167765" calcext:value-type="float">
            <text:p>0.741167765</text:p>
          </table:table-cell>
          <table:table-cell office:value-type="float" office:value="90" calcext:value-type="float">
            <text:p>90</text:p>
          </table:table-cell>
          <table:table-cell office:value-type="float" office:value="26.0319175371448" calcext:value-type="float">
            <text:p>26.0319175371</text:p>
          </table:table-cell>
          <table:table-cell office:value-type="float" office:value="0.89265783" calcext:value-type="float">
            <text:p>0.89265783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349.04256470672" calcext:value-type="float">
            <text:p>3349.0425647067</text:p>
          </table:table-cell>
          <table:table-cell office:value-type="float" office:value="0.196152032" calcext:value-type="float">
            <text:p>0.196152032</text:p>
          </table:table-cell>
          <table:table-cell office:value-type="float" office:value="100" calcext:value-type="float">
            <text:p>100</text:p>
          </table:table-cell>
          <table:table-cell office:value-type="float" office:value="127.942462998063" calcext:value-type="float">
            <text:p>127.9424629981</text:p>
          </table:table-cell>
          <table:table-cell office:value-type="float" office:value="0.70230838" calcext:value-type="float">
            <text:p>0.70230838</text:p>
          </table:table-cell>
          <table:table-cell office:value-type="float" office:value="100" calcext:value-type="float">
            <text:p>100</text:p>
          </table:table-cell>
          <table:table-cell office:value-type="float" office:value="26.2071527016182" calcext:value-type="float">
            <text:p>26.2071527016</text:p>
          </table:table-cell>
          <table:table-cell office:value-type="float" office:value="0.886717157" calcext:value-type="float">
            <text:p>0.886717157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775.18667125183" calcext:value-type="float">
            <text:p>3775.1866712518</text:p>
          </table:table-cell>
          <table:table-cell office:value-type="float" office:value="0.176744637" calcext:value-type="float">
            <text:p>0.176744637</text:p>
          </table:table-cell>
          <table:table-cell office:value-type="float" office:value="110" calcext:value-type="float">
            <text:p>110</text:p>
          </table:table-cell>
          <table:table-cell office:value-type="float" office:value="129.628861957822" calcext:value-type="float">
            <text:p>129.6288619578</text:p>
          </table:table-cell>
          <table:table-cell office:value-type="float" office:value="0.693031229" calcext:value-type="float">
            <text:p>0.693031229</text:p>
          </table:table-cell>
          <table:table-cell office:value-type="float" office:value="110" calcext:value-type="float">
            <text:p>110</text:p>
          </table:table-cell>
          <table:table-cell office:value-type="float" office:value="26.3853784235738" calcext:value-type="float">
            <text:p>26.3853784236</text:p>
          </table:table-cell>
          <table:table-cell office:value-type="float" office:value="0.880785682" calcext:value-type="float">
            <text:p>0.880785682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798.37551564743" calcext:value-type="float">
            <text:p>3798.3755156474</text:p>
          </table:table-cell>
          <table:table-cell office:value-type="float" office:value="0.232433102" calcext:value-type="float">
            <text:p>0.232433102</text:p>
          </table:table-cell>
          <table:table-cell office:value-type="float" office:value="120" calcext:value-type="float">
            <text:p>120</text:p>
          </table:table-cell>
          <table:table-cell office:value-type="float" office:value="131.34318215346" calcext:value-type="float">
            <text:p>131.3431821535</text:p>
          </table:table-cell>
          <table:table-cell office:value-type="float" office:value="0.68421064" calcext:value-type="float">
            <text:p>0.68421064</text:p>
          </table:table-cell>
          <table:table-cell office:value-type="float" office:value="120" calcext:value-type="float">
            <text:p>120</text:p>
          </table:table-cell>
          <table:table-cell office:value-type="float" office:value="26.5642841844818" calcext:value-type="float">
            <text:p>26.5642841845</text:p>
          </table:table-cell>
          <table:table-cell office:value-type="float" office:value="0.874946828" calcext:value-type="float">
            <text:p>0.874946828</text:p>
          </table:table-cell>
          <table:table-cell table:number-columns-repeated="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486.23128863143" calcext:value-type="float">
            <text:p>4486.2312886314</text:p>
          </table:table-cell>
          <table:table-cell office:value-type="float" office:value="0.167809419" calcext:value-type="float">
            <text:p>0.167809419</text:p>
          </table:table-cell>
          <table:table-cell office:value-type="float" office:value="130" calcext:value-type="float">
            <text:p>130</text:p>
          </table:table-cell>
          <table:table-cell office:value-type="float" office:value="155.827912218618" calcext:value-type="float">
            <text:p>155.8279122186</text:p>
          </table:table-cell>
          <table:table-cell office:value-type="float" office:value="0.648317261" calcext:value-type="float">
            <text:p>0.648317261</text:p>
          </table:table-cell>
          <table:table-cell office:value-type="float" office:value="130" calcext:value-type="float">
            <text:p>130</text:p>
          </table:table-cell>
          <table:table-cell office:value-type="float" office:value="26.7447645632062" calcext:value-type="float">
            <text:p>26.7447645632</text:p>
          </table:table-cell>
          <table:table-cell office:value-type="float" office:value="0.86916639" calcext:value-type="float">
            <text:p>0.86916639</text:p>
          </table:table-cell>
          <table:table-cell table:number-columns-repeated="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787.97893119598" calcext:value-type="float">
            <text:p>4787.978931196</text:p>
          </table:table-cell>
          <table:table-cell office:value-type="float" office:value="0.186058875" calcext:value-type="float">
            <text:p>0.186058875</text:p>
          </table:table-cell>
          <table:table-cell office:value-type="float" office:value="140" calcext:value-type="float">
            <text:p>140</text:p>
          </table:table-cell>
          <table:table-cell office:value-type="float" office:value="157.861990723485" calcext:value-type="float">
            <text:p>157.8619907235</text:p>
          </table:table-cell>
          <table:table-cell office:value-type="float" office:value="0.640003557" calcext:value-type="float">
            <text:p>0.640003557</text:p>
          </table:table-cell>
          <table:table-cell office:value-type="float" office:value="140" calcext:value-type="float">
            <text:p>140</text:p>
          </table:table-cell>
          <table:table-cell office:value-type="float" office:value="26.9278837727707" calcext:value-type="float">
            <text:p>26.9278837728</text:p>
          </table:table-cell>
          <table:table-cell office:value-type="float" office:value="0.863421229" calcext:value-type="float">
            <text:p>0.863421229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146.84714334847" calcext:value-type="float">
            <text:p>5146.8471433485</text:p>
          </table:table-cell>
          <table:table-cell office:value-type="float" office:value="0.176517541" calcext:value-type="float">
            <text:p>0.176517541</text:p>
          </table:table-cell>
          <table:table-cell office:value-type="float" office:value="150" calcext:value-type="float">
            <text:p>150</text:p>
          </table:table-cell>
          <table:table-cell office:value-type="float" office:value="182.180627646716" calcext:value-type="float">
            <text:p>182.1806276467</text:p>
          </table:table-cell>
          <table:table-cell office:value-type="float" office:value="0.605858067" calcext:value-type="float">
            <text:p>0.605858067</text:p>
          </table:table-cell>
          <table:table-cell office:value-type="float" office:value="150" calcext:value-type="float">
            <text:p>150</text:p>
          </table:table-cell>
          <table:table-cell office:value-type="float" office:value="27.1117091917226" calcext:value-type="float">
            <text:p>27.1117091917</text:p>
          </table:table-cell>
          <table:table-cell office:value-type="float" office:value="0.857767763" calcext:value-type="float">
            <text:p>0.857767763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314.20259708101" calcext:value-type="float">
            <text:p>5314.202597081</text:p>
          </table:table-cell>
          <table:table-cell office:value-type="float" office:value="0.19573783" calcext:value-type="float">
            <text:p>0.19573783</text:p>
          </table:table-cell>
          <table:table-cell office:value-type="float" office:value="160" calcext:value-type="float">
            <text:p>160</text:p>
          </table:table-cell>
          <table:table-cell office:value-type="float" office:value="184.538630166643" calcext:value-type="float">
            <text:p>184.5386301666</text:p>
          </table:table-cell>
          <table:table-cell office:value-type="float" office:value="0.59839923" calcext:value-type="float">
            <text:p>0.59839923</text:p>
          </table:table-cell>
          <table:table-cell office:value-type="float" office:value="160" calcext:value-type="float">
            <text:p>160</text:p>
          </table:table-cell>
          <table:table-cell office:value-type="float" office:value="27.2987685950073" calcext:value-type="float">
            <text:p>27.298768595</text:p>
          </table:table-cell>
          <table:table-cell office:value-type="float" office:value="0.852118247" calcext:value-type="float">
            <text:p>0.852118247</text:p>
          </table:table-cell>
          <table:table-cell table:number-columns-repeated="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139.57226266965" calcext:value-type="float">
            <text:p>6139.5722626697</text:p>
          </table:table-cell>
          <table:table-cell office:value-type="float" office:value="0.139605011" calcext:value-type="float">
            <text:p>0.139605011</text:p>
          </table:table-cell>
          <table:table-cell office:value-type="float" office:value="170" calcext:value-type="float">
            <text:p>170</text:p>
          </table:table-cell>
          <table:table-cell office:value-type="float" office:value="186.926156585787" calcext:value-type="float">
            <text:p>186.9261565858</text:p>
          </table:table-cell>
          <table:table-cell office:value-type="float" office:value="0.590973173" calcext:value-type="float">
            <text:p>0.590973173</text:p>
          </table:table-cell>
          <table:table-cell office:value-type="float" office:value="170" calcext:value-type="float">
            <text:p>170</text:p>
          </table:table-cell>
          <table:table-cell office:value-type="float" office:value="27.4867140971738" calcext:value-type="float">
            <text:p>27.4867140972</text:p>
          </table:table-cell>
          <table:table-cell office:value-type="float" office:value="0.846563644" calcext:value-type="float">
            <text:p>0.846563644</text:p>
          </table:table-cell>
          <table:table-cell table:number-columns-repeated="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459.06597588555" calcext:value-type="float">
            <text:p>6459.0659758856</text:p>
          </table:table-cell>
          <table:table-cell office:value-type="float" office:value="0.13961962" calcext:value-type="float">
            <text:p>0.13961962</text:p>
          </table:table-cell>
          <table:table-cell office:value-type="float" office:value="180" calcext:value-type="float">
            <text:p>180</text:p>
          </table:table-cell>
          <table:table-cell office:value-type="float" office:value="211.366757970428" calcext:value-type="float">
            <text:p>211.3667579704</text:p>
          </table:table-cell>
          <table:table-cell office:value-type="float" office:value="0.55964365" calcext:value-type="float">
            <text:p>0.55964365</text:p>
          </table:table-cell>
          <table:table-cell office:value-type="float" office:value="180" calcext:value-type="float">
            <text:p>180</text:p>
          </table:table-cell>
          <table:table-cell office:value-type="float" office:value="27.6765276208015" calcext:value-type="float">
            <text:p>27.6765276208</text:p>
          </table:table-cell>
          <table:table-cell office:value-type="float" office:value="0.841055721" calcext:value-type="float">
            <text:p>0.841055721</text:p>
          </table:table-cell>
          <table:table-cell table:number-columns-repeated="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7124.04130651008" calcext:value-type="float">
            <text:p>7124.0413065101</text:p>
          </table:table-cell>
          <table:table-cell office:value-type="float" office:value="0.102213795" calcext:value-type="float">
            <text:p>0.102213795</text:p>
          </table:table-cell>
          <table:table-cell office:value-type="float" office:value="190" calcext:value-type="float">
            <text:p>190</text:p>
          </table:table-cell>
          <table:table-cell office:value-type="float" office:value="214.066902460584" calcext:value-type="float">
            <text:p>214.0669024606</text:p>
          </table:table-cell>
          <table:table-cell office:value-type="float" office:value="0.552628569" calcext:value-type="float">
            <text:p>0.552628569</text:p>
          </table:table-cell>
          <table:table-cell office:value-type="float" office:value="190" calcext:value-type="float">
            <text:p>190</text:p>
          </table:table-cell>
          <table:table-cell office:value-type="float" office:value="27.8688164283558" calcext:value-type="float">
            <text:p>27.8688164284</text:p>
          </table:table-cell>
          <table:table-cell office:value-type="float" office:value="0.835586133" calcext:value-type="float">
            <text:p>0.835586133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611.39134079949" calcext:value-type="float">
            <text:p>7611.3913407995</text:p>
          </table:table-cell>
          <table:table-cell office:value-type="float" office:value="0.093291845" calcext:value-type="float">
            <text:p>0.093291845</text:p>
          </table:table-cell>
          <table:table-cell office:value-type="float" office:value="200" calcext:value-type="float">
            <text:p>200</text:p>
          </table:table-cell>
          <table:table-cell office:value-type="float" office:value="238.351628495214" calcext:value-type="float">
            <text:p>238.3516284952</text:p>
          </table:table-cell>
          <table:table-cell office:value-type="float" office:value="0.523386126" calcext:value-type="float">
            <text:p>0.523386126</text:p>
          </table:table-cell>
          <table:table-cell office:value-type="float" office:value="200" calcext:value-type="float">
            <text:p>200</text:p>
          </table:table-cell>
          <table:table-cell office:value-type="float" office:value="28.0617866118319" calcext:value-type="float">
            <text:p>28.0617866118</text:p>
          </table:table-cell>
          <table:table-cell office:value-type="float" office:value="0.830203023" calcext:value-type="float">
            <text:p>0.830203023</text:p>
          </table:table-cell>
          <table:table-cell table:number-columns-repeated="5"/>
        </table:table-row>
      </table:table>
      <table:table table:name="3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0" table:default-cell-style-name="Default"/>
        <table:table-row table:style-name="ro1">
          <table:table-cell office:value-type="string" calcext:value-type="string">
            <text:p>Size = 10Mb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R</text:p>
          </table:table-cell>
          <table:table-cell table:number-columns-repeated="2"/>
          <table:table-cell office:value-type="string" calcext:value-type="string">
            <text:p>2min</text:p>
          </table:table-cell>
          <table:table-cell table:number-columns-repeated="2"/>
          <table:table-cell office:value-type="string" calcext:value-type="string">
            <text:p>Winnowing</text:p>
          </table:table-cell>
          <table:table-cell table:number-columns-repeated="2"/>
          <table:table-cell office:value-type="string" calcext:value-type="string">
            <text:p>Tdd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visor</text:p>
          </table:table-cell>
          <table:table-cell office:value-type="string" calcext:value-type="string">
            <text:p>Local Boundary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LocalBoundary</text:p>
          </table:table-cell>
          <table:table-cell office:value-type="string" calcext:value-type="string">
            <text:p>Avg BlockSize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LocalBoundary</text:p>
          </table:table-cell>
          <table:table-cell office:value-type="string" calcext:value-type="string">
            <text:p>Avg BlockSize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Divisor</text:p>
          </table:table-cell>
          <table:table-cell office:value-type="string" calcext:value-type="string">
            <text:p>Divisor2</text:p>
          </table:table-cell>
          <table:table-cell office:value-type="string" calcext:value-type="string">
            <text:p>Divisor3</text:p>
          </table:table-cell>
          <table:table-cell office:value-type="string" calcext:value-type="string">
            <text:p>Avg BlockSize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.5214167092877" calcext:value-type="float">
            <text:p>25.5214167093</text:p>
          </table:table-cell>
          <table:table-cell office:value-type="float" office:value="0.917550670898659" calcext:value-type="float">
            <text:p>0.9175506709</text:p>
          </table:table-cell>
          <table:table-cell office:value-type="float" office:value="10" calcext:value-type="float">
            <text:p>10</text:p>
          </table:table-cell>
          <table:table-cell office:value-type="float" office:value="22.2947581065962" calcext:value-type="float">
            <text:p>22.2947581066</text:p>
          </table:table-cell>
          <table:table-cell office:value-type="float" office:value="0.927770151459697" calcext:value-type="float">
            <text:p>0.9277701515</text:p>
          </table:table-cell>
          <table:table-cell office:value-type="float" office:value="10" calcext:value-type="float">
            <text:p>10</text:p>
          </table:table-cell>
          <table:table-cell office:value-type="float" office:value="5.60786095691545" calcext:value-type="float">
            <text:p>5.6078609569</text:p>
          </table:table-cell>
          <table:table-cell office:value-type="float" office:value="0.963116036767926" calcext:value-type="float">
            <text:p>0.9631160368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1.810432594142" calcext:value-type="float">
            <text:p>191.8104325941</text:p>
          </table:table-cell>
          <table:table-cell office:value-type="float" office:value="0.739951000098" calcext:value-type="float">
            <text:p>0.7399510001</text:p>
          </table:table-cell>
          <table:table-cell office:value-type="float" office:value="20" calcext:value-type="float">
            <text:p>20</text:p>
          </table:table-cell>
          <table:table-cell office:value-type="float" office:value="30.4452412207909" calcext:value-type="float">
            <text:p>30.4452412208</text:p>
          </table:table-cell>
          <table:table-cell office:value-type="float" office:value="0.904780774438451" calcext:value-type="float">
            <text:p>0.9047807744</text:p>
          </table:table-cell>
          <table:table-cell office:value-type="float" office:value="20" calcext:value-type="float">
            <text:p>20</text:p>
          </table:table-cell>
          <table:table-cell office:value-type="float" office:value="11.5669690280173" calcext:value-type="float">
            <text:p>11.566969028</text:p>
          </table:table-cell>
          <table:table-cell office:value-type="float" office:value="0.947876246247508" calcext:value-type="float">
            <text:p>0.9478762462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91.614542379423" calcext:value-type="float">
            <text:p>491.6145423794</text:p>
          </table:table-cell>
          <table:table-cell office:value-type="float" office:value="0.577276646446707" calcext:value-type="float">
            <text:p>0.5772766464</text:p>
          </table:table-cell>
          <table:table-cell office:value-type="float" office:value="30" calcext:value-type="float">
            <text:p>30</text:p>
          </table:table-cell>
          <table:table-cell office:value-type="float" office:value="60.0355107263181" calcext:value-type="float">
            <text:p>60.0355107263</text:p>
          </table:table-cell>
          <table:table-cell office:value-type="float" office:value="0.856188175623649" calcext:value-type="float">
            <text:p>0.8561881756</text:p>
          </table:table-cell>
          <table:table-cell office:value-type="float" office:value="30" calcext:value-type="float">
            <text:p>30</text:p>
          </table:table-cell>
          <table:table-cell office:value-type="float" office:value="28.7169180963602" calcext:value-type="float">
            <text:p>28.7169180964</text:p>
          </table:table-cell>
          <table:table-cell office:value-type="float" office:value="0.921690597618805" calcext:value-type="float">
            <text:p>0.9216905976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24.663612798605" calcext:value-type="float">
            <text:p>824.6636127986</text:p>
          </table:table-cell>
          <table:table-cell office:value-type="float" office:value="0.483504522990954" calcext:value-type="float">
            <text:p>0.483504523</text:p>
          </table:table-cell>
          <table:table-cell office:value-type="float" office:value="40" calcext:value-type="float">
            <text:p>40</text:p>
          </table:table-cell>
          <table:table-cell office:value-type="float" office:value="60.7664981495067" calcext:value-type="float">
            <text:p>60.7664981495</text:p>
          </table:table-cell>
          <table:table-cell office:value-type="float" office:value="0.845933581132838" calcext:value-type="float">
            <text:p>0.8459335811</text:p>
          </table:table-cell>
          <table:table-cell office:value-type="float" office:value="40" calcext:value-type="float">
            <text:p>40</text:p>
          </table:table-cell>
          <table:table-cell office:value-type="float" office:value="29.2593046441892" calcext:value-type="float">
            <text:p>29.2593046442</text:p>
          </table:table-cell>
          <table:table-cell office:value-type="float" office:value="0.918570533858932" calcext:value-type="float">
            <text:p>0.9185705339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27.25079606954" calcext:value-type="float">
            <text:p>1027.2507960695</text:p>
          </table:table-cell>
          <table:table-cell office:value-type="float" office:value="0.480129497741005" calcext:value-type="float">
            <text:p>0.4801294977</text:p>
          </table:table-cell>
          <table:table-cell office:value-type="float" office:value="50" calcext:value-type="float">
            <text:p>50</text:p>
          </table:table-cell>
          <table:table-cell office:value-type="float" office:value="61.4994593507181" calcext:value-type="float">
            <text:p>61.4994593507</text:p>
          </table:table-cell>
          <table:table-cell office:value-type="float" office:value="0.835983864032271" calcext:value-type="float">
            <text:p>0.835983864</text:p>
          </table:table-cell>
          <table:table-cell office:value-type="float" office:value="50" calcext:value-type="float">
            <text:p>50</text:p>
          </table:table-cell>
          <table:table-cell office:value-type="float" office:value="29.6091009105763" calcext:value-type="float">
            <text:p>29.6091009106</text:p>
          </table:table-cell>
          <table:table-cell office:value-type="float" office:value="0.912940823118354" calcext:value-type="float">
            <text:p>0.9129408231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96.41043617994" calcext:value-type="float">
            <text:p>1496.4104361799</text:p>
          </table:table-cell>
          <table:table-cell office:value-type="float" office:value="0.379605728788542" calcext:value-type="float">
            <text:p>0.3796057288</text:p>
          </table:table-cell>
          <table:table-cell office:value-type="float" office:value="60" calcext:value-type="float">
            <text:p>60</text:p>
          </table:table-cell>
          <table:table-cell office:value-type="float" office:value="90.6886940168334" calcext:value-type="float">
            <text:p>90.6886940168</text:p>
          </table:table-cell>
          <table:table-cell office:value-type="float" office:value="0.787398216203568" calcext:value-type="float">
            <text:p>0.7873982162</text:p>
          </table:table-cell>
          <table:table-cell office:value-type="float" office:value="60" calcext:value-type="float">
            <text:p>60</text:p>
          </table:table-cell>
          <table:table-cell office:value-type="float" office:value="30.4233587762168" calcext:value-type="float">
            <text:p>30.4233587762</text:p>
          </table:table-cell>
          <table:table-cell office:value-type="float" office:value="0.906696394607211" calcext:value-type="float">
            <text:p>0.9066963946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629.6739557776" calcext:value-type="float">
            <text:p>1629.6739557776</text:p>
          </table:table-cell>
          <table:table-cell office:value-type="float" office:value="0.415563800872398" calcext:value-type="float">
            <text:p>0.4155638009</text:p>
          </table:table-cell>
          <table:table-cell office:value-type="float" office:value="70" calcext:value-type="float">
            <text:p>70</text:p>
          </table:table-cell>
          <table:table-cell office:value-type="float" office:value="91.7544049278266" calcext:value-type="float">
            <text:p>91.7544049278</text:p>
          </table:table-cell>
          <table:table-cell office:value-type="float" office:value="0.778190452619095" calcext:value-type="float">
            <text:p>0.7781904526</text:p>
          </table:table-cell>
          <table:table-cell office:value-type="float" office:value="70" calcext:value-type="float">
            <text:p>70</text:p>
          </table:table-cell>
          <table:table-cell office:value-type="float" office:value="30.6070666312843" calcext:value-type="float">
            <text:p>30.6070666313</text:p>
          </table:table-cell>
          <table:table-cell office:value-type="float" office:value="0.901265055469889" calcext:value-type="float">
            <text:p>0.9012650555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398.55390366831" calcext:value-type="float">
            <text:p>2398.5539036683</text:p>
          </table:table-cell>
          <table:table-cell office:value-type="float" office:value="0.269030623938752" calcext:value-type="float">
            <text:p>0.2690306239</text:p>
          </table:table-cell>
          <table:table-cell office:value-type="float" office:value="80" calcext:value-type="float">
            <text:p>80</text:p>
          </table:table-cell>
          <table:table-cell office:value-type="float" office:value="92.8409061580777" calcext:value-type="float">
            <text:p>92.8409061581</text:p>
          </table:table-cell>
          <table:table-cell office:value-type="float" office:value="0.769109838780322" calcext:value-type="float">
            <text:p>0.7691098388</text:p>
          </table:table-cell>
          <table:table-cell office:value-type="float" office:value="80" calcext:value-type="float">
            <text:p>80</text:p>
          </table:table-cell>
          <table:table-cell office:value-type="float" office:value="30.7890284851978" calcext:value-type="float">
            <text:p>30.7890284852</text:p>
          </table:table-cell>
          <table:table-cell office:value-type="float" office:value="0.895907874184251" calcext:value-type="float">
            <text:p>0.8959078742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533.13246486723" calcext:value-type="float">
            <text:p>2533.1324648672</text:p>
          </table:table-cell>
          <table:table-cell office:value-type="float" office:value="0.304389278221444" calcext:value-type="float">
            <text:p>0.3043892782</text:p>
          </table:table-cell>
          <table:table-cell office:value-type="float" office:value="90" calcext:value-type="float">
            <text:p>90</text:p>
          </table:table-cell>
          <table:table-cell office:value-type="float" office:value="121.893462899559" calcext:value-type="float">
            <text:p>121.8934628996</text:p>
          </table:table-cell>
          <table:table-cell office:value-type="float" office:value="0.723369360261279" calcext:value-type="float">
            <text:p>0.7233693603</text:p>
          </table:table-cell>
          <table:table-cell office:value-type="float" office:value="90" calcext:value-type="float">
            <text:p>90</text:p>
          </table:table-cell>
          <table:table-cell office:value-type="float" office:value="30.9821038354896" calcext:value-type="float">
            <text:p>30.9821038355</text:p>
          </table:table-cell>
          <table:table-cell office:value-type="float" office:value="0.890572095855808" calcext:value-type="float">
            <text:p>0.8905720959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16.72355283833" calcext:value-type="float">
            <text:p>2916.7235528383</text:p>
          </table:table-cell>
          <table:table-cell office:value-type="float" office:value="0.285732161535677" calcext:value-type="float">
            <text:p>0.2857321615</text:p>
          </table:table-cell>
          <table:table-cell office:value-type="float" office:value="100" calcext:value-type="float">
            <text:p>100</text:p>
          </table:table-cell>
          <table:table-cell office:value-type="float" office:value="123.31312059491" calcext:value-type="float">
            <text:p>123.3131205949</text:p>
          </table:table-cell>
          <table:table-cell office:value-type="float" office:value="0.71503525492949" calcext:value-type="float">
            <text:p>0.7150352549</text:p>
          </table:table-cell>
          <table:table-cell office:value-type="float" office:value="100" calcext:value-type="float">
            <text:p>100</text:p>
          </table:table-cell>
          <table:table-cell office:value-type="float" office:value="31.1656832306028" calcext:value-type="float">
            <text:p>31.1656832306</text:p>
          </table:table-cell>
          <table:table-cell office:value-type="float" office:value="0.885291080417839" calcext:value-type="float">
            <text:p>0.8852910804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424.1370231762" calcext:value-type="float">
            <text:p>3424.1370231762</text:p>
          </table:table-cell>
          <table:table-cell office:value-type="float" office:value="0.249819576360847" calcext:value-type="float">
            <text:p>0.2498195764</text:p>
          </table:table-cell>
          <table:table-cell office:value-type="float" office:value="110" calcext:value-type="float">
            <text:p>110</text:p>
          </table:table-cell>
          <table:table-cell office:value-type="float" office:value="124.763702931521" calcext:value-type="float">
            <text:p>124.7637029315</text:p>
          </table:table-cell>
          <table:table-cell office:value-type="float" office:value="0.706760947478105" calcext:value-type="float">
            <text:p>0.7067609475</text:p>
          </table:table-cell>
          <table:table-cell office:value-type="float" office:value="110" calcext:value-type="float">
            <text:p>110</text:p>
          </table:table-cell>
          <table:table-cell office:value-type="float" office:value="31.350184404426" calcext:value-type="float">
            <text:p>31.3501844044</text:p>
          </table:table-cell>
          <table:table-cell office:value-type="float" office:value="0.880073575852848" calcext:value-type="float">
            <text:p>0.8800735759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937.83352069281" calcext:value-type="float">
            <text:p>3937.8335206928</text:p>
          </table:table-cell>
          <table:table-cell office:value-type="float" office:value="0.203084570830858" calcext:value-type="float">
            <text:p>0.2030845708</text:p>
          </table:table-cell>
          <table:table-cell office:value-type="float" office:value="120" calcext:value-type="float">
            <text:p>120</text:p>
          </table:table-cell>
          <table:table-cell office:value-type="float" office:value="153.692517003766" calcext:value-type="float">
            <text:p>153.6925170038</text:p>
          </table:table-cell>
          <table:table-cell office:value-type="float" office:value="0.663990758018484" calcext:value-type="float">
            <text:p>0.663990758</text:p>
          </table:table-cell>
          <table:table-cell office:value-type="float" office:value="120" calcext:value-type="float">
            <text:p>120</text:p>
          </table:table-cell>
          <table:table-cell office:value-type="float" office:value="31.5372069704817" calcext:value-type="float">
            <text:p>31.5372069705</text:p>
          </table:table-cell>
          <table:table-cell office:value-type="float" office:value="0.874887821224357" calcext:value-type="float">
            <text:p>0.8748878212</text:p>
          </table:table-cell>
          <table:table-cell table:number-columns-repeated="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521.61419677658" calcext:value-type="float">
            <text:p>4521.6141967766</text:p>
          </table:table-cell>
          <table:table-cell office:value-type="float" office:value="0.16560408479183" calcext:value-type="float">
            <text:p>0.1656040848</text:p>
          </table:table-cell>
          <table:table-cell office:value-type="float" office:value="130" calcext:value-type="float">
            <text:p>130</text:p>
          </table:table-cell>
          <table:table-cell office:value-type="float" office:value="155.462762684145" calcext:value-type="float">
            <text:p>155.4627626841</text:p>
          </table:table-cell>
          <table:table-cell office:value-type="float" office:value="0.656606417787165" calcext:value-type="float">
            <text:p>0.6566064178</text:p>
          </table:table-cell>
          <table:table-cell office:value-type="float" office:value="130" calcext:value-type="float">
            <text:p>130</text:p>
          </table:table-cell>
          <table:table-cell office:value-type="float" office:value="31.7254846312787" calcext:value-type="float">
            <text:p>31.7254846313</text:p>
          </table:table-cell>
          <table:table-cell office:value-type="float" office:value="0.869741830516339" calcext:value-type="float">
            <text:p>0.8697418305</text:p>
          </table:table-cell>
          <table:table-cell table:number-columns-repeated="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419.28073726464" calcext:value-type="float">
            <text:p>4419.2807372647</text:p>
          </table:table-cell>
          <table:table-cell office:value-type="float" office:value="0.229949691100618" calcext:value-type="float">
            <text:p>0.2299496911</text:p>
          </table:table-cell>
          <table:table-cell office:value-type="float" office:value="140" calcext:value-type="float">
            <text:p>140</text:p>
          </table:table-cell>
          <table:table-cell office:value-type="float" office:value="157.269290102206" calcext:value-type="float">
            <text:p>157.2692901022</text:p>
          </table:table-cell>
          <table:table-cell office:value-type="float" office:value="0.649345842308315" calcext:value-type="float">
            <text:p>0.6493458423</text:p>
          </table:table-cell>
          <table:table-cell office:value-type="float" office:value="140" calcext:value-type="float">
            <text:p>140</text:p>
          </table:table-cell>
          <table:table-cell office:value-type="float" office:value="31.9147824288821" calcext:value-type="float">
            <text:p>31.9147824289</text:p>
          </table:table-cell>
          <table:table-cell office:value-type="float" office:value="0.864660238679523" calcext:value-type="float">
            <text:p>0.8646602387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089.68675091931" calcext:value-type="float">
            <text:p>5089.6867509193</text:p>
          </table:table-cell>
          <table:table-cell office:value-type="float" office:value="0.174748018503963" calcext:value-type="float">
            <text:p>0.1747480185</text:p>
          </table:table-cell>
          <table:table-cell office:value-type="float" office:value="150" calcext:value-type="float">
            <text:p>150</text:p>
          </table:table-cell>
          <table:table-cell office:value-type="float" office:value="186.08239672235" calcext:value-type="float">
            <text:p>186.0823967224</text:p>
          </table:table-cell>
          <table:table-cell office:value-type="float" office:value="0.610149418701162" calcext:value-type="float">
            <text:p>0.6101494187</text:p>
          </table:table-cell>
          <table:table-cell office:value-type="float" office:value="150" calcext:value-type="float">
            <text:p>150</text:p>
          </table:table-cell>
          <table:table-cell office:value-type="float" office:value="32.1065625661955" calcext:value-type="float">
            <text:p>32.1065625662</text:p>
          </table:table-cell>
          <table:table-cell office:value-type="float" office:value="0.85960197979604" calcext:value-type="float">
            <text:p>0.8596019798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529.00368541464" calcext:value-type="float">
            <text:p>5529.0036854146</text:p>
          </table:table-cell>
          <table:table-cell office:value-type="float" office:value="0.16641593516813" calcext:value-type="float">
            <text:p>0.1664159352</text:p>
          </table:table-cell>
          <table:table-cell office:value-type="float" office:value="160" calcext:value-type="float">
            <text:p>160</text:p>
          </table:table-cell>
          <table:table-cell office:value-type="float" office:value="188.216559734538" calcext:value-type="float">
            <text:p>188.2165597345</text:p>
          </table:table-cell>
          <table:table-cell office:value-type="float" office:value="0.603293453413093" calcext:value-type="float">
            <text:p>0.6032934534</text:p>
          </table:table-cell>
          <table:table-cell office:value-type="float" office:value="160" calcext:value-type="float">
            <text:p>160</text:p>
          </table:table-cell>
          <table:table-cell office:value-type="float" office:value="32.299855511885" calcext:value-type="float">
            <text:p>32.2998555119</text:p>
          </table:table-cell>
          <table:table-cell office:value-type="float" office:value="0.854587626824746" calcext:value-type="float">
            <text:p>0.8545876268</text:p>
          </table:table-cell>
          <table:table-cell table:number-columns-repeated="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245.24910099768" calcext:value-type="float">
            <text:p>6245.2491009977</text:p>
          </table:table-cell>
          <table:table-cell office:value-type="float" office:value="0.119859635280729" calcext:value-type="float">
            <text:p>0.1198596353</text:p>
          </table:table-cell>
          <table:table-cell office:value-type="float" office:value="170" calcext:value-type="float">
            <text:p>170</text:p>
          </table:table-cell>
          <table:table-cell office:value-type="float" office:value="190.375679005768" calcext:value-type="float">
            <text:p>190.3756790058</text:p>
          </table:table-cell>
          <table:table-cell office:value-type="float" office:value="0.596585791828417" calcext:value-type="float">
            <text:p>0.5965857918</text:p>
          </table:table-cell>
          <table:table-cell office:value-type="float" office:value="170" calcext:value-type="float">
            <text:p>170</text:p>
          </table:table-cell>
          <table:table-cell office:value-type="float" office:value="32.4942039096819" calcext:value-type="float">
            <text:p>32.4942039097</text:p>
          </table:table-cell>
          <table:table-cell office:value-type="float" office:value="0.849640246719506" calcext:value-type="float">
            <text:p>0.8496402467</text:p>
          </table:table-cell>
          <table:table-cell table:number-columns-repeated="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921.46425499163" calcext:value-type="float">
            <text:p>5921.4642549916</text:p>
          </table:table-cell>
          <table:table-cell office:value-type="float" office:value="0.202758487483025" calcext:value-type="float">
            <text:p>0.2027584875</text:p>
          </table:table-cell>
          <table:table-cell office:value-type="float" office:value="180" calcext:value-type="float">
            <text:p>180</text:p>
          </table:table-cell>
          <table:table-cell office:value-type="float" office:value="219.078624782858" calcext:value-type="float">
            <text:p>219.0786247829</text:p>
          </table:table-cell>
          <table:table-cell office:value-type="float" office:value="0.560440414119172" calcext:value-type="float">
            <text:p>0.5604404141</text:p>
          </table:table-cell>
          <table:table-cell office:value-type="float" office:value="180" calcext:value-type="float">
            <text:p>180</text:p>
          </table:table-cell>
          <table:table-cell office:value-type="float" office:value="32.6909580617976" calcext:value-type="float">
            <text:p>32.6909580618</text:p>
          </table:table-cell>
          <table:table-cell office:value-type="float" office:value="0.844720314559371" calcext:value-type="float">
            <text:p>0.8447203146</text:p>
          </table:table-cell>
          <table:table-cell table:number-columns-repeated="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7051.78767904483" calcext:value-type="float">
            <text:p>7051.7876790448</text:p>
          </table:table-cell>
          <table:table-cell office:value-type="float" office:value="0.110659318681363" calcext:value-type="float">
            <text:p>0.1106593187</text:p>
          </table:table-cell>
          <table:table-cell office:value-type="float" office:value="190" calcext:value-type="float">
            <text:p>190</text:p>
          </table:table-cell>
          <table:table-cell office:value-type="float" office:value="221.566204271955" calcext:value-type="float">
            <text:p>221.566204272</text:p>
          </table:table-cell>
          <table:table-cell office:value-type="float" office:value="0.554200589598821" calcext:value-type="float">
            <text:p>0.5542005896</text:p>
          </table:table-cell>
          <table:table-cell office:value-type="float" office:value="190" calcext:value-type="float">
            <text:p>190</text:p>
          </table:table-cell>
          <table:table-cell office:value-type="float" office:value="32.8890215961779" calcext:value-type="float">
            <text:p>32.8890215962</text:p>
          </table:table-cell>
          <table:table-cell office:value-type="float" office:value="0.839839984320031" calcext:value-type="float">
            <text:p>0.8398399843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256.67973587714" calcext:value-type="float">
            <text:p>7256.6797358772</text:p>
          </table:table-cell>
          <table:table-cell office:value-type="float" office:value="0.128746615506769" calcext:value-type="float">
            <text:p>0.1287466155</text:p>
          </table:table-cell>
          <table:table-cell office:value-type="float" office:value="200" calcext:value-type="float">
            <text:p>200</text:p>
          </table:table-cell>
          <table:table-cell office:value-type="float" office:value="224.079823593413" calcext:value-type="float">
            <text:p>224.0798235934</text:p>
          </table:table-cell>
          <table:table-cell office:value-type="float" office:value="0.548185265629469" calcext:value-type="float">
            <text:p>0.5481852656</text:p>
          </table:table-cell>
          <table:table-cell office:value-type="float" office:value="200" calcext:value-type="float">
            <text:p>200</text:p>
          </table:table-cell>
          <table:table-cell office:value-type="float" office:value="33.0885662600878" calcext:value-type="float">
            <text:p>33.0885662601</text:p>
          </table:table-cell>
          <table:table-cell office:value-type="float" office:value="0.835021560956878" calcext:value-type="float">
            <text:p>0.83502156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3T09:30:35.464324716</meta:creation-date>
    <dc:date>2016-08-03T12:19:10.343804652</dc:date>
    <meta:editing-duration>PT1H57M16S</meta:editing-duration>
    <meta:editing-cycles>1</meta:editing-cycles>
    <meta:document-statistic meta:table-count="5" meta:cell-count="999" meta:object-count="0"/>
    <meta:generator>LibreOffice/4.2.8.2$Linux_X86_64 LibreOffice_project/420m0$Build-2</meta:generator>
  </office:meta>
</office:document-meta>
</file>